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u 2M" svg:font-family="'Migu 2M'"/>
    <style:font-face style:name="Tahoma1" svg:font-family="Tahoma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S PMincho" svg:font-family="'MS PMincho'" style:font-adornments="Regular" style:font-pitch="variable"/>
    <style:font-face style:name="Migu 2M1" svg:font-family="'Migu 2M'" style:font-adornments="Bold" style:font-pitch="variable"/>
    <style:font-face style:name="Migu 2M2" svg:font-family="'Migu 2M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Sect1" style:family="section">
      <style:section-properties fo:background-color="#c0c0c0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Sect1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Contents_20_1"><text:a xlink:type="simple" xlink:href="#orgheadline1" text:style-name="Internet_20_link" text:visited-style-name="Visited_20_Internet_20_Link">1. orgバッファを評価</text:a></text:p>
          <text:p text:style-name="Contents_20_1"><text:a xlink:type="simple" xlink:href="#orgheadline23" text:style-name="Internet_20_link" text:visited-style-name="Visited_20_Internet_20_Link">2. ユーティリティ関数</text:a></text:p>
          <text:p text:style-name="Contents_20_2"><text:a xlink:type="simple" xlink:href="#orgheadline2" text:style-name="Internet_20_link" text:visited-style-name="Visited_20_Internet_20_Link">2.1. サボっていると Kyoko さんに怒られる</text:a></text:p>
          <text:p text:style-name="Contents_20_2"><text:a xlink:type="simple" xlink:href="#orgheadline3" text:style-name="Internet_20_link" text:visited-style-name="Visited_20_Internet_20_Link">2.2. org-buffer を dokuwiki 形式に変換し，kill-ring に格納</text:a></text:p>
          <text:p text:style-name="Contents_20_2"><text:a xlink:type="simple" xlink:href="#orgheadline4" text:style-name="Internet_20_link" text:visited-style-name="Visited_20_Internet_20_Link">2.3. コンソールでカレントバッファのあるディレクトリに移動する</text:a></text:p>
          <text:p text:style-name="Contents_20_2"><text:a xlink:type="simple" xlink:href="#orgheadline5" text:style-name="Internet_20_link" text:visited-style-name="Visited_20_Internet_20_Link">2.4. ファイルに含まれるテーブルを使って定時にgrowlのアラートを表示する</text:a></text:p>
          <text:p text:style-name="Contents_20_2"><text:a xlink:type="simple" xlink:href="#orgheadline6" text:style-name="Internet_20_link" text:visited-style-name="Visited_20_Internet_20_Link">2.5. 頻繁に利用するファイルをring形式でたどる</text:a></text:p>
          <text:p text:style-name="Contents_20_2"><text:a xlink:type="simple" xlink:href="#orgheadline7" text:style-name="Internet_20_link" text:visited-style-name="Visited_20_Internet_20_Link">2.6. 引数のorgバッファを開く</text:a></text:p>
          <text:p text:style-name="Contents_20_2"><text:a xlink:type="simple" xlink:href="#orgheadline8" text:style-name="Internet_20_link" text:visited-style-name="Visited_20_Internet_20_Link">2.7. orgバッファにいつものヘッダを追加する</text:a></text:p>
          <text:p text:style-name="Contents_20_2"><text:a xlink:type="simple" xlink:href="#orgheadline9" text:style-name="Internet_20_link" text:visited-style-name="Visited_20_Internet_20_Link">2.8. 議事録ひな形を書き入れる</text:a></text:p>
          <text:p text:style-name="Contents_20_2"><text:a xlink:type="simple" xlink:href="#orgheadline10" text:style-name="Internet_20_link" text:visited-style-name="Visited_20_Internet_20_Link">2.9. ランダムの文字列を取得する</text:a></text:p>
          <text:p text:style-name="Contents_20_2"><text:a xlink:type="simple" xlink:href="#orgheadline11" text:style-name="Internet_20_link" text:visited-style-name="Visited_20_Internet_20_Link">2.10. Auto-install をセットアップする</text:a></text:p>
          <text:p text:style-name="Contents_20_2"><text:a xlink:type="simple" xlink:href="#orgheadline13" text:style-name="Internet_20_link" text:visited-style-name="Visited_20_Internet_20_Link">2.11. 行頭に" - "を挿入する</text:a></text:p>
          <text:p text:style-name="Contents_20_3"><text:a xlink:type="simple" xlink:href="#orgheadline12" text:style-name="Internet_20_link" text:visited-style-name="Visited_20_Internet_20_Link">2.11.1. キーバインド</text:a></text:p>
          <text:p text:style-name="Contents_20_2"><text:a xlink:type="simple" xlink:href="#orgheadline15" text:style-name="Internet_20_link" text:visited-style-name="Visited_20_Internet_20_Link">2.12. 日付などを簡単に挿入する</text:a></text:p>
          <text:p text:style-name="Contents_20_3"><text:a xlink:type="simple" xlink:href="#orgheadline14" text:style-name="Internet_20_link" text:visited-style-name="Visited_20_Internet_20_Link">2.12.1. キーバインド</text:a></text:p>
          <text:p text:style-name="Contents_20_2"><text:a xlink:type="simple" xlink:href="#orgheadline16" text:style-name="Internet_20_link" text:visited-style-name="Visited_20_Internet_20_Link">2.13. XHTMLを利用したガントチャート生成</text:a></text:p>
          <text:p text:style-name="Contents_20_2"><text:a xlink:type="simple" xlink:href="#orgheadline17" text:style-name="Internet_20_link" text:visited-style-name="Visited_20_Internet_20_Link">2.14. 定期実行関数</text:a></text:p>
          <text:p text:style-name="Contents_20_2"><text:a xlink:type="simple" xlink:href="#orgheadline18" text:style-name="Internet_20_link" text:visited-style-name="Visited_20_Internet_20_Link">2.15. ブラウザの設定</text:a></text:p>
          <text:p text:style-name="Contents_20_2"><text:a xlink:type="simple" xlink:href="#orgheadline19" text:style-name="Internet_20_link" text:visited-style-name="Visited_20_Internet_20_Link">2.16. ミニバッファに日時を表示</text:a></text:p>
          <text:p text:style-name="Contents_20_2"><text:a xlink:type="simple" xlink:href="#orgheadline20" text:style-name="Internet_20_link" text:visited-style-name="Visited_20_Internet_20_Link">2.17. バックアップファイルの削除</text:a></text:p>
          <text:p text:style-name="Contents_20_2"><text:a xlink:type="simple" xlink:href="#orgheadline21" text:style-name="Internet_20_link" text:visited-style-name="Visited_20_Internet_20_Link">2.18. 日中と夜中でテーマを切り替える</text:a></text:p>
          <text:p text:style-name="Contents_20_2"><text:a xlink:type="simple" xlink:href="#orgheadline22" text:style-name="Internet_20_link" text:visited-style-name="Visited_20_Internet_20_Link">2.19. その他</text:a></text:p>
          <text:p text:style-name="Contents_20_1"><text:a xlink:type="simple" xlink:href="#orgheadline32" text:style-name="Internet_20_link" text:visited-style-name="Visited_20_Internet_20_Link">3. 未設定／テスト中</text:a></text:p>
          <text:p text:style-name="Contents_20_2"><text:a xlink:type="simple" xlink:href="#orgheadline24" text:style-name="Internet_20_link" text:visited-style-name="Visited_20_Internet_20_Link">3.1. byte-compile の警告を抑制する</text:a></text:p>
          <text:p text:style-name="Contents_20_2"><text:a xlink:type="simple" xlink:href="#orgheadline25" text:style-name="Internet_20_link" text:visited-style-name="Visited_20_Internet_20_Link">3.2. [window-resizer.el] 分割したウィンドウサイズを変更する</text:a></text:p>
          <text:p text:style-name="Contents_20_2"><text:a xlink:type="simple" xlink:href="#orgheadline26" text:style-name="Internet_20_link" text:visited-style-name="Visited_20_Internet_20_Link">3.3. [idle-requie]</text:a></text:p>
          <text:p text:style-name="Contents_20_2"><text:a xlink:type="simple" xlink:href="#orgheadline27" text:style-name="Internet_20_link" text:visited-style-name="Visited_20_Internet_20_Link">3.4. [pdf-preview]</text:a></text:p>
          <text:p text:style-name="Contents_20_2"><text:a xlink:type="simple" xlink:href="#orgheadline28" text:style-name="Internet_20_link" text:visited-style-name="Visited_20_Internet_20_Link">3.5. [EasyPG]</text:a></text:p>
          <text:p text:style-name="Contents_20_2"><text:a xlink:type="simple" xlink:href="#orgheadline29" text:style-name="Internet_20_link" text:visited-style-name="Visited_20_Internet_20_Link">3.6. [eblook]</text:a></text:p>
          <text:p text:style-name="Contents_20_2"><text:a xlink:type="simple" xlink:href="#orgheadline30" text:style-name="Internet_20_link" text:visited-style-name="Visited_20_Internet_20_Link">3.7. [iBuffer]</text:a></text:p>
          <text:p text:style-name="Contents_20_2"><text:a xlink:type="simple" xlink:href="#orgheadline31" text:style-name="Internet_20_link" text:visited-style-name="Visited_20_Internet_20_Link">3.8. キーバインド</text:a></text:p>
          <text:p text:style-name="Contents_20_1"><text:a xlink:type="simple" xlink:href="#orgheadline33" text:style-name="Internet_20_link" text:visited-style-name="Visited_20_Internet_20_Link">4. provide</text:a></text:p>
        </text:index-body>
      </text:table-of-content>
      <text:p text:style-name="Text_20_body"><text:a xlink:type="simple" xlink:href="http://pastelwill.jp/wiki/doku.php?id=emacs:init.el" text:style-name="Internet_20_link" text:visited-style-name="Visited_20_Internet_20_Link">init.el</text:a> に記述していた便利関数を、utility.el として分離しています。init.el では autoload を用いて utility.el を遅延読み込みするように設定してます。このようなファイルの分離で60[ms]ほど起動を高速化できます。</text:p>
      <text:p text:style-name="Text_20_body">注意：コピペだけでは動かない可能性があります。</text:p>
      <text:h text:style-name="Heading_20_1" text:outline-level="1"><text:bookmark text:name="orgheadline1"/><text:bookmark-start text:name="OrgXref.orgheadline1"/><text:soft-page-break/>orgバッファを評価 <text:bookmark-end text:name="OrgXref.orgheadline1"/></text:h>
      <text:p text:style-name="Text_20_body">org-buffer を評価して Emacs の設定ファイルを生成／読み込みまでを自動化します。この設定では、 <text:span text:style-name="OrgCode">init.org</text:span> と <text:span text:style-name="OrgCode">utility.org</text:span> の2つのバッファでのみ評価されるようになっています。</text:p>
      <text:p text:style-name="OrgSrcBlock">(<text:span text:style-name="OrgSrcFontLockKeywordFace">defun</text:span> <text:span text:style-name="OrgSrcFontLockFunctionNameFace">eval-org-buffer</text:span> ()</text:p>
      <text:p text:style-name="OrgSrcBlock"><text:s text:c="2"/><text:span text:style-name="OrgSrcFontLockDocFace">"Load init.org/utility.org and tangle init.el/utility.el."</text:span></text:p>
      <text:p text:style-name="OrgSrcBlock"><text:s text:c="2"/>(interactive)</text:p>
      <text:p text:style-name="OrgSrcBlock"><text:s text:c="2"/>(<text:span text:style-name="OrgSrcFontLockKeywordFace">if</text:span> (and (eq major-mode 'org-mode)</text:p>
      <text:p text:style-name="OrgSrcBlock"><text:s text:c="11"/>(or (string= (buffer-name) <text:span text:style-name="OrgSrcFontLockStringFace">"init.org"</text:span>)</text:p>
      <text:p text:style-name="OrgSrcBlock"><text:s text:c="15"/>(string= (buffer-name) <text:span text:style-name="OrgSrcFontLockStringFace">"utility.org"</text:span>)))</text:p>
      <text:p text:style-name="OrgSrcBlock"><text:s text:c="6"/>(<text:span text:style-name="OrgSrcFontLockKeywordFace">progn</text:span></text:p>
      <text:p text:style-name="OrgSrcBlock"><text:s text:c="8"/>(org-babel-tangle)</text:p>
      <text:p text:style-name="OrgSrcBlock"><text:s text:c="8"/>(<text:span text:style-name="OrgSrcFontLockKeywordFace">let</text:span> ((tangled-file</text:p>
      <text:p text:style-name="OrgSrcBlock"><text:s text:c="15"/>(concat (file-name-sans-extension (buffer-file-name)) <text:span text:style-name="OrgSrcFontLockStringFace">".el"</text:span>)))</text:p>
      <text:p text:style-name="OrgSrcBlock"><text:s text:c="10"/>(<text:span text:style-name="OrgSrcFontLockKeywordFace">when</text:span> (file-exists-p tangled-file)</text:p>
      <text:p text:style-name="OrgSrcBlock"><text:s text:c="12"/>(byte-compile-file tangled-file))))</text:p>
      <text:p text:style-name="OrgSrcBlockLastLine"><text:s text:c="4"/>(message <text:span text:style-name="OrgSrcFontLockStringFace">"Nothing to do for this buffer."</text:span>)))</text:p>
      <text:h text:style-name="Heading_20_1" text:outline-level="1"><text:bookmark text:name="orgheadline23"/><text:bookmark-start text:name="OrgXref.orgheadline23"/>ユーティリティ関数 <text:bookmark-end text:name="OrgXref.orgheadline23"/></text:h>
      <text:h text:style-name="Heading_20_2" text:outline-level="2"><text:bookmark text:name="orgheadline2"/><text:bookmark-start text:name="OrgXref.orgheadline2"/>サボっていると Kyoko さんに怒られる <text:bookmark-end text:name="OrgXref.orgheadline2"/></text:h>
      <text:p text:style-name="Text_20_body">MacOS 用の関数です。別途、Kyoko さんの音声をインストールしておく必要があります。Mavericks だと、Otoya さんも使えます。</text:p>
      <text:p text:style-name="OrgSrcBlock">(<text:span text:style-name="OrgSrcFontLockKeywordFace">defvar</text:span> <text:span text:style-name="OrgSrcFontLockVariableNameFace">kyoko-mad-mode</text:span> nil)</text:p>
      <text:p text:style-name="OrgSrcBlock">(<text:span text:style-name="OrgSrcFontLockKeywordFace">defun</text:span> <text:span text:style-name="OrgSrcFontLockFunctionNameFace">kyoko-mad-mode-toggle</text:span> ()</text:p>
      <text:p text:style-name="OrgSrcBlock"><text:s text:c="2"/>(interactive)</text:p>
      <text:p text:style-name="OrgSrcBlock"><text:s text:c="2"/>(setq kyoko-mad-mode (not kyoko-mad-mode))</text:p>
      <text:p text:style-name="OrgSrcBlock"><text:s text:c="2"/>(<text:span text:style-name="OrgSrcFontLockKeywordFace">cond</text:span> (kyoko-mad-mode</text:p>
      <text:p text:style-name="OrgSrcBlock"><text:s text:c="9"/>(message <text:span text:style-name="OrgSrcFontLockStringFace">"Kyoko mad mode: ON"</text:span>))</text:p>
      <text:p text:style-name="OrgSrcBlock"><text:s text:c="8"/>(t</text:p>
      <text:p text:style-name="OrgSrcBlock"><text:s text:c="9"/>(message <text:span text:style-name="OrgSrcFontLockStringFace">"Kyoko mad mode: OFF"</text:span>))))</text:p>
      <text:p text:style-name="OrgSrcBlock"><text:span text:style-name="OrgSrcFontLockCommentDelimiterFace">;; </text:span><text:span text:style-name="OrgSrcFontLockCommentFace">She will be mad if you do nothing within 10 min.</text:span></text:p>
      <text:p text:style-name="OrgSrcBlock">(run-with-idle-timer</text:p>
      <text:p text:style-name="OrgSrcBlock"><text:s/>600 t</text:p>
      <text:p text:style-name="OrgSrcBlock"><text:s/>'(<text:span text:style-name="OrgSrcFontLockKeywordFace">lambda</text:span> ()</text:p>
      <text:p text:style-name="OrgSrcBlock"><text:s text:c="4"/>(<text:span text:style-name="OrgSrcFontLockKeywordFace">when</text:span> kyoko-mad-mode</text:p>
      <text:p text:style-name="OrgSrcBlock"><text:s text:c="6"/>(shell-command-to-string</text:p>
      <text:p text:style-name="OrgSrcBlockLastLine"><text:s text:c="7"/><text:span text:style-name="OrgSrcFontLockStringFace">"say -v Kyoko おいおまえ、遊んでないで、仕事しろ"</text:span>))))</text:p>
      <text:h text:style-name="Heading_20_2" text:outline-level="2"><text:bookmark text:name="orgheadline3"/><text:bookmark-start text:name="OrgXref.orgheadline3"/>org-buffer を dokuwiki 形式に変換し、kill-ring に格納 <text:bookmark-end text:name="OrgXref.orgheadline3"/></text:h>
      <text:p text:style-name="Text_20_body">外部プログラム<text:a xlink:type="simple" xlink:href="https://gist.github.com/1369417" text:style-name="Internet_20_link" text:visited-style-name="Visited_20_Internet_20_Link">org2dokuwiki.pl</text:a>を使います。</text:p>
      <text:p text:style-name="OrgSrcBlock">(<text:span text:style-name="OrgSrcFontLockKeywordFace">defun</text:span> <text:span text:style-name="OrgSrcFontLockFunctionNameFace">org2dokuwiki-cp-kill-ring</text:span> ()</text:p>
      <text:p text:style-name="OrgSrcBlock"><text:s text:c="2"/><text:span text:style-name="OrgSrcFontLockDocFace">"Convert the current org-file to dokuwiki text, and copy it to kill-ring."</text:span></text:p>
      <text:p text:style-name="OrgSrcBlock"><text:s text:c="2"/>(interactive)</text:p>
      <text:p text:style-name="OrgSrcBlock"><text:s text:c="2"/>(<text:span text:style-name="OrgSrcFontLockKeywordFace">when</text:span> (eq major-mode 'org-mode)</text:p>
      <text:p text:style-name="OrgSrcBlock"><text:s text:c="4"/>(<text:span text:style-name="OrgSrcFontLockKeywordFace">cond</text:span> (buffer-file-name</text:p>
      <text:p text:style-name="OrgSrcBlock"><text:s text:c="11"/>(kill-new</text:p>
      <text:p text:style-name="OrgSrcBlock"><text:s text:c="12"/>(shell-command-to-string</text:p>
      <text:p text:style-name="OrgSrcBlock"><text:s text:c="13"/>(concat <text:span text:style-name="OrgSrcFontLockStringFace">"cat "</text:span> buffer-file-name <text:span text:style-name="OrgSrcFontLockStringFace">"| perl "</text:span></text:p>
      <text:p text:style-name="OrgSrcBlock"><text:s text:c="21"/>(expand-file-name <text:span text:style-name="OrgSrcFontLockStringFace">"~/Dropbox/scripts/org2dokuwiki.pl"</text:span>))))</text:p>
      <text:p text:style-name="OrgSrcBlock"><text:s text:c="11"/>(message <text:span text:style-name="OrgSrcFontLockStringFace">"Copying %s ... done"</text:span> buffer-file-name)</text:p>
      <text:p text:style-name="OrgSrcBlock"><text:soft-page-break/><text:s text:c="11"/>(sit-for 1.5)</text:p>
      <text:p text:style-name="OrgSrcBlock"><text:s text:c="11"/>(message <text:span text:style-name="OrgSrcFontLockStringFace">""</text:span>))</text:p>
      <text:p text:style-name="OrgSrcBlockLastLine"><text:s text:c="10"/>(t (message <text:span text:style-name="OrgSrcFontLockStringFace">"There is NOT such a file."</text:span>)))))</text:p>
      <text:h text:style-name="Heading_20_2" text:outline-level="2"><text:bookmark text:name="orgheadline4"/><text:bookmark-start text:name="OrgXref.orgheadline4"/>コンソールでカレントバッファのあるディレクトリに移動する <text:bookmark-end text:name="OrgXref.orgheadline4"/></text:h>
      <text:p text:style-name="Text_20_body">Finder で開きたいだけならば、 <text:span text:style-name="OrgCode">M-!</text:span> でミニバッファに <text:span text:style-name="OrgCode">open .</text:span> と打ち込むだけです。</text:p>
      <text:p text:style-name="OrgSrcBlock">(<text:span text:style-name="OrgSrcFontLockKeywordFace">defcustom</text:span> <text:span text:style-name="OrgSrcFontLockVariableNameFace">open-current-directory-console-program</text:span> <text:span text:style-name="OrgSrcFontLockStringFace">"iTerm2.app"</text:span></text:p>
      <text:p text:style-name="OrgSrcBlock"><text:s text:c="2"/><text:span text:style-name="OrgSrcFontLockDocFace">"Specify a console program"</text:span></text:p>
      <text:p text:style-name="OrgSrcBlock"><text:s text:c="2"/><text:span text:style-name="OrgSrcFontLockBuiltinFace">:type</text:span> 'string</text:p>
      <text:p text:style-name="OrgSrcBlock"><text:s text:c="2"/><text:span text:style-name="OrgSrcFontLockBuiltinFace">:group</text:span> 'takaxp-mac)</text:p>
      <text:p text:style-name="OrgSrcBlock"/>
      <text:p text:style-name="OrgSrcBlock">(<text:span text:style-name="OrgSrcFontLockKeywordFace">defun</text:span> <text:span text:style-name="OrgSrcFontLockFunctionNameFace">open-current-directory</text:span> ()</text:p>
      <text:p text:style-name="OrgSrcBlock"><text:s text:c="2"/><text:span text:style-name="OrgSrcFontLockDocFace">" Open Current Directory for MacOSX</text:span></text:p>
      <text:p text:style-name="OrgSrcBlock"><text:span text:style-name="OrgSrcFontLockDocFace"><text:s text:c="2"/>0) Put this function in your .emacs</text:span></text:p>
      <text:p text:style-name="OrgSrcBlock"><text:span text:style-name="OrgSrcFontLockDocFace"><text:s text:c="2"/>1) M-x open-current-directory</text:span></text:p>
      <text:p text:style-name="OrgSrcBlock"><text:span text:style-name="OrgSrcFontLockDocFace"><text:s text:c="2"/>2) Terminal will open automatically</text:span></text:p>
      <text:p text:style-name="OrgSrcBlock"><text:span text:style-name="OrgSrcFontLockDocFace"><text:s text:c="2"/>3) Type M-v to paste and move to a path to the current directory in Emacs"</text:span></text:p>
      <text:p text:style-name="OrgSrcBlock"><text:s text:c="2"/>(interactive)</text:p>
      <text:p text:style-name="OrgSrcBlock"><text:s text:c="2"/>(<text:span text:style-name="OrgSrcFontLockKeywordFace">let</text:span> ((file-path (buffer-file-name (current-buffer))))</text:p>
      <text:p text:style-name="OrgSrcBlock"><text:s text:c="4"/>(<text:span text:style-name="OrgSrcFontLockKeywordFace">unless</text:span> (string= file-path nil)</text:p>
      <text:p text:style-name="OrgSrcBlock"><text:s text:c="6"/>(<text:span text:style-name="OrgSrcFontLockKeywordFace">let</text:span> ((directory</text:p>
      <text:p text:style-name="OrgSrcBlock"><text:s text:c="12"/>(substring file-path 0</text:p>
      <text:p text:style-name="OrgSrcBlock"><text:s text:c="23"/>(-</text:p>
      <text:p text:style-name="OrgSrcBlock"><text:s text:c="24"/>(length file-path)</text:p>
      <text:p text:style-name="OrgSrcBlock"><text:s text:c="24"/>(length (buffer-name (current-buffer)))))))</text:p>
      <text:p text:style-name="OrgSrcBlock"><text:s text:c="8"/>(message <text:span text:style-name="OrgSrcFontLockStringFace">"%s"</text:span> directory)</text:p>
      <text:p text:style-name="OrgSrcBlock"><text:s text:c="8"/>(shell-command-to-string (concat <text:span text:style-name="OrgSrcFontLockStringFace">"echo cd "</text:span> directory <text:span text:style-name="OrgSrcFontLockStringFace">" |pbcopy"</text:span>))</text:p>
      <text:p text:style-name="OrgSrcBlock"><text:s text:c="8"/>(shell-command-to-string</text:p>
      <text:p text:style-name="OrgSrcBlockLastLine"><text:s text:c="9"/>(concat <text:span text:style-name="OrgSrcFontLockStringFace">"open -a "</text:span> open-current-directory-console-program))))))</text:p>
      <text:p text:style-name="Text_20_body">*</text:p>
      <text:h text:style-name="Heading_20_2" text:outline-level="2"><text:bookmark text:name="orgheadline5"/><text:bookmark-start text:name="OrgXref.orgheadline5"/>ファイルに含まれるテーブルを使って定時にgrowlのアラートを表示する <text:bookmark-end text:name="OrgXref.orgheadline5"/></text:h>
      <text:p text:style-name="OrgSrcBlock"><text:s text:c="2"/>(<text:span text:style-name="OrgSrcFontLockKeywordFace">defun</text:span> <text:span text:style-name="OrgSrcFontLockFunctionNameFace">set-alarms-from-file</text:span> (file)</text:p>
      <text:p text:style-name="OrgSrcBlock"><text:s text:c="4"/><text:span text:style-name="OrgSrcFontLockDocFace">"Make alarms from org-mode tables. If you have an org-mode file</text:span></text:p>
      <text:p text:style-name="OrgSrcBlock"><text:span text:style-name="OrgSrcFontLockDocFace"><text:s text:c="13"/>with tables with the following format:</text:span></text:p>
      <text:p text:style-name="OrgSrcBlock"><text:span text:style-name="OrgSrcFontLockDocFace"><text:s text:c="14"/>|------+-------+--------------------|</text:span></text:p>
      <text:p text:style-name="OrgSrcBlock"><text:span text:style-name="OrgSrcFontLockDocFace"><text:s text:c="14"/>| Flag | <text:s/>Time | Content <text:s text:c="11"/>|</text:span></text:p>
      <text:p text:style-name="OrgSrcBlock"><text:span text:style-name="OrgSrcFontLockDocFace"><text:s text:c="14"/>|------+-------+--------------------|</text:span></text:p>
      <text:p text:style-name="OrgSrcBlock"><text:span text:style-name="OrgSrcFontLockDocFace"><text:s text:c="14"/>| <text:s text:c="5"/>| 07:00 | Wakeup <text:s text:c="12"/>|</text:span></text:p>
      <text:p text:style-name="OrgSrcBlock"><text:span text:style-name="OrgSrcFontLockDocFace"><text:s text:c="14"/>| <text:s text:c="5"/>| <text:s text:c="6"/>| Read papers <text:s text:c="7"/>|</text:span></text:p>
      <text:p text:style-name="OrgSrcBlock"><text:span text:style-name="OrgSrcFontLockDocFace"><text:s text:c="14"/>| X <text:s text:c="3"/>| 12:00 | Clean up your desk |</text:span></text:p>
      <text:p text:style-name="OrgSrcBlock"><text:span text:style-name="OrgSrcFontLockDocFace"><text:s text:c="13"/>When it is 7:00 and 12:00, Growl notify with a message which is specified</text:span></text:p>
      <text:p text:style-name="OrgSrcBlock"><text:span text:style-name="OrgSrcFontLockDocFace"><text:s text:c="13"/>content column from the table. \"Read papers\" will be ignored.</text:span></text:p>
      <text:p text:style-name="OrgSrcBlock"><text:span text:style-name="OrgSrcFontLockDocFace"><text:s text:c="13"/>\"Clean up your desk\" will be shown by sticky mode"</text:span></text:p>
      <text:p text:style-name="OrgSrcBlock"><text:s text:c="4"/>(<text:span text:style-name="OrgSrcFontLockKeywordFace">let</text:span></text:p>
      <text:p text:style-name="OrgSrcBlock"><text:s text:c="8"/>((lines (read-line file)))</text:p>
      <text:p text:style-name="OrgSrcBlock"><text:s text:c="6"/>(cancel-function-timers 'my:desktop-notify) <text:span text:style-name="OrgSrcFontLockCommentDelimiterFace">;; </text:span><text:span text:style-name="OrgSrcFontLockCommentFace">clear existing timers</text:span></text:p>
      <text:p text:style-name="OrgSrcBlock"><text:s text:c="6"/>(<text:span text:style-name="OrgSrcFontLockKeywordFace">while</text:span> lines</text:p>
      <text:p text:style-name="OrgSrcBlock"><text:s text:c="8"/>(set-alarm-from-line (decode-coding-string (car lines) 'utf-8))</text:p>
      <text:p text:style-name="OrgSrcBlock"><text:s text:c="8"/>(setq lines (cdr lines)))))</text:p>
      <text:p text:style-name="OrgSrcBlock"/>
      <text:p text:style-name="OrgSrcBlock"><text:s text:c="2"/>(<text:span text:style-name="OrgSrcFontLockKeywordFace">defun</text:span> <text:span text:style-name="OrgSrcFontLockFunctionNameFace">set-alarm-from-line</text:span> (line)</text:p>
      <text:p text:style-name="OrgSrcBlock"><text:s text:c="4"/>(<text:span text:style-name="OrgSrcFontLockKeywordFace">let</text:span></text:p>
      <text:p text:style-name="OrgSrcBlock"><text:soft-page-break/><text:s text:c="8"/>((hour nil)</text:p>
      <text:p text:style-name="OrgSrcBlock"><text:s text:c="9"/>(min nil)</text:p>
      <text:p text:style-name="OrgSrcBlock"><text:s text:c="9"/>(current-hour nil)</text:p>
      <text:p text:style-name="OrgSrcBlock"><text:s text:c="9"/>(current-min nil)</text:p>
      <text:p text:style-name="OrgSrcBlock"><text:s text:c="9"/>(action nil))</text:p>
      <text:p text:style-name="OrgSrcBlock"><text:s text:c="6"/>(<text:span text:style-name="OrgSrcFontLockKeywordFace">when</text:span> (string-match 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 line)</text:p>
      <text:p text:style-name="OrgSrcBlock"><text:s text:c="8"/>(setq hour (substring line (match-beginning 1) (match-end 1)))</text:p>
      <text:p text:style-name="OrgSrcBlock"><text:s text:c="8"/>(setq min (substring line (match-beginning 2) (match-end 2)))</text:p>
      <text:p text:style-name="OrgSrcBlock"><text:s text:c="8"/>(<text:span text:style-name="OrgSrcFontLockKeywordFace">when</text:span> (string-match</text:p>
      <text:p text:style-name="OrgSrcBlock"><text:s text:c="15"/><text:span text:style-name="OrgSrcFontLockStringFace">"\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StringFace">\|]+[</text:span><text:span text:style-name="OrgSrcFontLockNegationCharFace">^</text:span><text:span text:style-name="OrgSrcFontLockStringFace"> ]</text:span><text:span text:style-name="OrgSrcFontLockRegexpGroupingBackslash">\\</text:span><text:span text:style-name="OrgSrcFontLockRegexpGroupingConstruct">)</text:span><text:span text:style-name="OrgSrcFontLockStringFace">\\s-*\|$"</text:span> line (match-end 2))</text:p>
      <text:p text:style-name="OrgSrcBlock"><text:s text:c="10"/>(setq action</text:p>
      <text:p text:style-name="OrgSrcBlock"><text:s text:c="16"/>(substring line (match-beginning 1) (match-end 1)))))</text:p>
      <text:p text:style-name="OrgSrcBlock"><text:s text:c="6"/>(<text:span text:style-name="OrgSrcFontLockKeywordFace">when</text:span> (and (and hour min) action)</text:p>
      <text:p text:style-name="OrgSrcBlock"><text:span text:style-name="OrgSrcFontLockCommentDelimiterFace">;; <text:s text:c="7"/></text:span><text:span text:style-name="OrgSrcFontLockCommentFace">(message "[%s:%s] =&gt; %s" hour min action)</text:span></text:p>
      <text:p text:style-name="OrgSrcBlock"><text:s text:c="8"/>(setq current-hour (format-time-string <text:span text:style-name="OrgSrcFontLockStringFace">"%H"</text:span> (current-time)))</text:p>
      <text:p text:style-name="OrgSrcBlock"><text:s text:c="8"/>(setq current-min (format-time-string <text:span text:style-name="OrgSrcFontLockStringFace">"%M"</text:span> (current-time)))</text:p>
      <text:p text:style-name="OrgSrcBlock"><text:s text:c="8"/>(<text:span text:style-name="OrgSrcFontLockKeywordFace">when</text:span> (&gt; (+ (* (string-to-number hour) 60)</text:p>
      <text:p text:style-name="OrgSrcBlock"><text:s text:c="20"/>(string-to-number min))</text:p>
      <text:p text:style-name="OrgSrcBlock"><text:s text:c="17"/>(+ (* (string-to-number current-hour) 60)</text:p>
      <text:p text:style-name="OrgSrcBlock"><text:s text:c="20"/>(string-to-number current-min)))</text:p>
      <text:p text:style-name="OrgSrcBlock"><text:s text:c="10"/>(<text:span text:style-name="OrgSrcFontLockKeywordFace">let</text:span></text:p>
      <text:p text:style-name="OrgSrcBlock"><text:s text:c="14"/>((s nil))</text:p>
      <text:p text:style-name="OrgSrcBlock"><text:s text:c="12"/>(<text:span text:style-name="OrgSrcFontLockKeywordFace">when</text:span> (string-match <text:span text:style-name="OrgSrcFontLockStringFace">"^\|\\s-*X\\s-*\|"</text:span> line)</text:p>
      <text:p text:style-name="OrgSrcBlock"><text:s text:c="14"/>(setq s 'sticky))</text:p>
      <text:p text:style-name="OrgSrcBlock"><text:s text:c="12"/><text:span text:style-name="OrgSrcFontLockCommentDelimiterFace">;; <text:s text:c="5"/></text:span><text:span text:style-name="OrgSrcFontLockCommentFace">(set-notify-growl hour min action s)</text:span></text:p>
      <text:p text:style-name="OrgSrcBlock"><text:s text:c="12"/>(set-notify-osx-native hour min action s)</text:p>
      <text:p text:style-name="OrgSrcBlock"><text:span text:style-name="OrgSrcFontLockCommentDelimiterFace">;; <text:s text:c="11"/></text:span><text:span text:style-name="OrgSrcFontLockCommentFace">(set-notify-mail hour min action s)</text:span></text:p>
      <text:p text:style-name="OrgSrcBlock"><text:s text:c="12"/>)))))</text:p>
      <text:p text:style-name="OrgSrcBlock"/>
      <text:p text:style-name="OrgSrcBlock"><text:s text:c="2"/>(<text:span text:style-name="OrgSrcFontLockKeywordFace">when</text:span> (eval-after-autoload-if-found</text:p>
      <text:p text:style-name="OrgSrcBlock"><text:s text:c="9"/>'(todochiku-message) <text:span text:style-name="OrgSrcFontLockStringFace">"todochiku"</text:span> nil t nil</text:p>
      <text:p text:style-name="OrgSrcBlock"><text:s text:c="9"/>'((setq todochiku-icons-directory <text:span text:style-name="OrgSrcFontLockStringFace">"~/Dropbox/emacs.d/todochiku-icons"</text:span>)</text:p>
      <text:p text:style-name="OrgSrcBlock"><text:s text:c="11"/>(add-to-list 'todochiku-icons '(emacs . <text:span text:style-name="OrgSrcFontLockStringFace">"emacs.png"</text:span>))</text:p>
      <text:p text:style-name="OrgSrcBlock"><text:s text:c="11"/>))</text:p>
      <text:p text:style-name="OrgSrcBlock"><text:s text:c="4"/>(<text:span text:style-name="OrgSrcFontLockKeywordFace">require</text:span> '<text:span text:style-name="OrgSrcFontLockConstantFace">cl</text:span>))</text:p>
      <text:p text:style-name="OrgSrcBlock"/>
      <text:p text:style-name="OrgSrcBlock"><text:s text:c="2"/>(<text:span text:style-name="OrgSrcFontLockKeywordFace">defun</text:span> <text:span text:style-name="OrgSrcFontLockFunctionNameFace">my:desktop-notify</text:span> (type title hour min action s)</text:p>
      <text:p text:style-name="OrgSrcBlock"><text:s text:c="4"/><text:span text:style-name="OrgSrcFontLockDocFace">"NOTE: this function need (require 'todochiku)"</text:span></text:p>
      <text:p text:style-name="OrgSrcBlock"><text:s text:c="4"/>(<text:span text:style-name="OrgSrcFontLockKeywordFace">cond</text:span></text:p>
      <text:p text:style-name="OrgSrcBlock"><text:s text:c="5"/><text:span text:style-name="OrgSrcFontLockCommentDelimiterFace">;; </text:span><text:span text:style-name="OrgSrcFontLockCommentFace">((string= type "growl")</text:span></text:p>
      <text:p text:style-name="OrgSrcBlock"><text:s text:c="5"/><text:span text:style-name="OrgSrcFontLockCommentDelimiterFace">;; <text:s/></text:span><text:span text:style-name="OrgSrcFontLockCommentFace">(todochiku-message</text:span></text:p>
      <text:p text:style-name="OrgSrcBlock"><text:s text:c="5"/><text:span text:style-name="OrgSrcFontLockCommentDelimiterFace">;; <text:s text:c="2"/></text:span><text:span text:style-name="OrgSrcFontLockCommentFace">title (format "%s:%s %s" hour min action) "Emacs" s))</text:span></text:p>
      <text:p text:style-name="OrgSrcBlock"><text:s text:c="5"/>((string= type <text:span text:style-name="OrgSrcFontLockStringFace">"osx-native"</text:span>)</text:p>
      <text:p text:style-name="OrgSrcBlock"><text:s text:c="6"/>(shell-command-to-string</text:p>
      <text:p text:style-name="OrgSrcBlock"><text:s text:c="7"/>(concat <text:span text:style-name="OrgSrcFontLockStringFace">"terminal-notifier -title \"Emacs\" -message \""</text:span></text:p>
      <text:p text:style-name="OrgSrcBlock"><text:s text:c="15"/>(format <text:span text:style-name="OrgSrcFontLockStringFace">"%s:%s %s"</text:span> hour min action) <text:span text:style-name="OrgSrcFontLockStringFace">"\""</text:span>)))</text:p>
      <text:p text:style-name="OrgSrcBlock"><text:s text:c="5"/>(t nil)))</text:p>
      <text:p text:style-name="OrgSrcBlock"/>
      <text:p text:style-name="OrgSrcBlock"><text:s text:c="2"/>(<text:span text:style-name="OrgSrcFontLockKeywordFace">defun</text:span> <text:span text:style-name="OrgSrcFontLockFunctionNameFace">set-notify-mail</text:span> (hour min action s)</text:p>
      <text:p text:style-name="OrgSrcBlock"><text:s text:c="4"/>(run-at-time (format <text:span text:style-name="OrgSrcFontLockStringFace">"%s:%s"</text:span> hour min) nil</text:p>
      <text:p text:style-name="OrgSrcBlock"><text:s text:c="17"/>'my:desktop-notify</text:p>
      <text:p text:style-name="OrgSrcBlock"><text:s text:c="17"/><text:span text:style-name="OrgSrcFontLockStringFace">"mail"</text:span> <text:span text:style-name="OrgSrcFontLockStringFace">"りまいんだ"</text:span> hour min action nil))</text:p>
      <text:p text:style-name="OrgSrcBlock"/>
      <text:p text:style-name="OrgSrcBlock"><text:s text:c="2"/>(<text:span text:style-name="OrgSrcFontLockKeywordFace">defun</text:span> <text:span text:style-name="OrgSrcFontLockFunctionNameFace">set-notify-growl</text:span> (hour min action s)</text:p>
      <text:p text:style-name="OrgSrcBlock"><text:s text:c="4"/>(run-at-time (format <text:span text:style-name="OrgSrcFontLockStringFace">"%s:%s"</text:span> hour min) nil</text:p>
      <text:p text:style-name="OrgSrcBlock"><text:s text:c="17"/>'my:desktop-notify</text:p>
      <text:p text:style-name="OrgSrcBlock"><text:s text:c="17"/><text:span text:style-name="OrgSrcFontLockStringFace">"growl"</text:span> <text:span text:style-name="OrgSrcFontLockStringFace">"== REMINDER =="</text:span> hour min action s))</text:p>
      <text:p text:style-name="OrgSrcBlock"/>
      <text:p text:style-name="OrgSrcBlock"><text:s text:c="2"/>(<text:span text:style-name="OrgSrcFontLockKeywordFace">defun</text:span> <text:span text:style-name="OrgSrcFontLockFunctionNameFace">set-notify-osx-native</text:span> (hour min action s)</text:p>
      <text:p text:style-name="OrgSrcBlock"><text:s text:c="4"/><text:span text:style-name="OrgSrcFontLockDocFace">"terminal-notifier is required."</text:span></text:p>
      <text:p text:style-name="OrgSrcBlock"><text:span text:style-name="OrgSrcFontLockCommentDelimiterFace">;; <text:s text:c="3"/></text:span><text:span text:style-name="OrgSrcFontLockCommentFace">(message "%s:%s %s %s" hour min action s)</text:span></text:p>
      <text:p text:style-name="OrgSrcBlock"><text:soft-page-break/><text:s text:c="4"/>(run-at-time (format <text:span text:style-name="OrgSrcFontLockStringFace">"%s:%s"</text:span> hour min) nil</text:p>
      <text:p text:style-name="OrgSrcBlock"><text:s text:c="17"/>'my:desktop-notify</text:p>
      <text:p text:style-name="OrgSrcBlock"><text:s text:c="17"/><text:span text:style-name="OrgSrcFontLockStringFace">"osx-native"</text:span> <text:span text:style-name="OrgSrcFontLockStringFace">"Emacs"</text:span> hour min action nil))</text:p>
      <text:p text:style-name="OrgSrcBlock"/>
      <text:p text:style-name="OrgSrcBlock"><text:s text:c="2"/>(<text:span text:style-name="OrgSrcFontLockKeywordFace">defun</text:span> <text:span text:style-name="OrgSrcFontLockFunctionNameFace">read-line</text:span> (file)</text:p>
      <text:p text:style-name="OrgSrcBlock"><text:s text:c="4"/><text:span text:style-name="OrgSrcFontLockDocFace">"Make a list from a file, which is divided by LF code"</text:span></text:p>
      <text:p text:style-name="OrgSrcBlock"><text:s text:c="4"/>(<text:span text:style-name="OrgSrcFontLockKeywordFace">with-temp-buffer</text:span></text:p>
      <text:p text:style-name="OrgSrcBlock"><text:s text:c="6"/>(insert-file-contents-literally file)</text:p>
      <text:p text:style-name="OrgSrcBlock"><text:s text:c="6"/>(split-string</text:p>
      <text:p text:style-name="OrgSrcBlockLastLine"><text:s text:c="7"/>(buffer-string) <text:span text:style-name="OrgSrcFontLockStringFace">"\n"</text:span> t)))</text:p>
      <text:h text:style-name="Heading_20_2" text:outline-level="2"><text:bookmark text:name="orgheadline6"/><text:bookmark-start text:name="OrgXref.orgheadline6"/>頻繁に利用するファイルをring形式でたどる <text:bookmark-end text:name="OrgXref.orgheadline6"/></text:h>
      <text:p text:style-name="Text_20_body"><text:a xlink:type="simple" xlink:href="http://d.hatena.ne.jp/rubikitch/20111120/elispbook" text:style-name="Internet_20_link" text:visited-style-name="Visited_20_Internet_20_Link">http://d.hatena.ne.jp/rubikitch/20111120/elispbook</text:a></text:p>
      <text:p text:style-name="OrgSrcBlock">(<text:span text:style-name="OrgSrcFontLockKeywordFace">defvar</text:span> <text:span text:style-name="OrgSrcFontLockVariableNameFace">my:file-ring</text:span> nil)</text:p>
      <text:p text:style-name="OrgSrcBlock">(<text:span text:style-name="OrgSrcFontLockKeywordFace">defun</text:span> <text:span text:style-name="OrgSrcFontLockFunctionNameFace">takaxp:make-file-ring</text:span> (files)</text:p>
      <text:p text:style-name="OrgSrcBlock"><text:s text:c="2"/>(setq my:file-ring (copy-sequence files)))</text:p>
      <text:p text:style-name="OrgSrcBlock"><text:span text:style-name="OrgSrcFontLockCommentDelimiterFace">;; <text:s text:c="3"/></text:span><text:span text:style-name="OrgSrcFontLockCommentFace">(setf (cdr (last my:file-ring)) my:file-ring))</text:span></text:p>
      <text:p text:style-name="OrgSrcBlock">(takaxp:make-file-ring</text:p>
      <text:p text:style-name="OrgSrcBlock"><text:s/>'(<text:span text:style-name="OrgSrcFontLockStringFace">"~/Dropbox/org/work.org"</text:span> <text:span text:style-name="OrgSrcFontLockStringFace">"~/Dropbox/emacs.d/config/init.org"</text:span></text:p>
      <text:p text:style-name="OrgSrcBlock"><text:s text:c="3"/><text:span text:style-name="OrgSrcFontLockStringFace">"~/Dropbox/org/buffer.org"</text:span> <text:span text:style-name="OrgSrcFontLockStringFace">"~/Dropbox/emacs.d/config/utility.org"</text:span></text:p>
      <text:p text:style-name="OrgSrcBlock"><text:s text:c="3"/><text:span text:style-name="OrgSrcFontLockStringFace">"~/Dropbox/org/research.org"</text:span> <text:span text:style-name="OrgSrcFontLockStringFace">"~/Dropbox/org/next.org"</text:span>))</text:p>
      <text:p text:style-name="OrgSrcBlock"/>
      <text:p text:style-name="OrgSrcBlock">(<text:span text:style-name="OrgSrcFontLockKeywordFace">defun</text:span> <text:span text:style-name="OrgSrcFontLockFunctionNameFace">takaxp:open-file-ring</text:span> ()</text:p>
      <text:p text:style-name="OrgSrcBlock"><text:s text:c="2"/>(interactive)</text:p>
      <text:p text:style-name="OrgSrcBlock"><text:s text:c="2"/>(find-file (car my:file-ring))</text:p>
      <text:p text:style-name="OrgSrcBlock"><text:s text:c="2"/>(setq my:file-ring</text:p>
      <text:p text:style-name="OrgSrcBlock"><text:s text:c="8"/>(append (cdr my:file-ring)</text:p>
      <text:p text:style-name="OrgSrcBlock"><text:s text:c="16"/>(list (car my:file-ring)))))</text:p>
      <text:p text:style-name="OrgSrcBlock"/>
      <text:p text:style-name="OrgSrcBlockLastLine"><text:span text:style-name="OrgSrcFontLockCommentDelimiterFace">;; <text:s text:c="3"/></text:span><text:span text:style-name="OrgSrcFontLockCommentFace">(setq my:file-ring (cdr my:file-ring)))</text:span></text:p>
      <text:h text:style-name="Heading_20_2" text:outline-level="2"><text:bookmark text:name="orgheadline7"/><text:bookmark-start text:name="OrgXref.orgheadline7"/>引数のorgバッファを開く <text:bookmark-end text:name="OrgXref.orgheadline7"/></text:h>
      <text:p text:style-name="OrgSrcBlock">(<text:span text:style-name="OrgSrcFontLockKeywordFace">defun</text:span> <text:span text:style-name="OrgSrcFontLockFunctionNameFace">show-org-buffer</text:span> (file)</text:p>
      <text:p text:style-name="OrgSrcBlock"><text:s text:c="2"/><text:span text:style-name="OrgSrcFontLockDocFace">"Show an org-file on the current buffer"</text:span></text:p>
      <text:p text:style-name="OrgSrcBlock"><text:s text:c="2"/>(interactive)</text:p>
      <text:p text:style-name="OrgSrcBlock"><text:s text:c="2"/>(<text:span text:style-name="OrgSrcFontLockKeywordFace">if</text:span> (get-buffer file)</text:p>
      <text:p text:style-name="OrgSrcBlock"><text:s text:c="6"/>(<text:span text:style-name="OrgSrcFontLockKeywordFace">let</text:span> ((buffer (get-buffer file)))</text:p>
      <text:p text:style-name="OrgSrcBlock"><text:s text:c="8"/>(switch-to-buffer buffer)</text:p>
      <text:p text:style-name="OrgSrcBlock"><text:s text:c="8"/>(message <text:span text:style-name="OrgSrcFontLockStringFace">"%s"</text:span> file))</text:p>
      <text:p text:style-name="OrgSrcBlockLastLine"><text:s text:c="4"/>(find-file (concat <text:span text:style-name="OrgSrcFontLockStringFace">"~/Dropbox/org/"</text:span> file))))</text:p>
      <text:h text:style-name="Heading_20_2" text:outline-level="2"><text:bookmark text:name="orgheadline8"/><text:bookmark-start text:name="OrgXref.orgheadline8"/>orgバッファにいつものヘッダを追加する <text:bookmark-end text:name="OrgXref.orgheadline8"/></text:h>
      <text:p text:style-name="OrgSrcBlock">(<text:span text:style-name="OrgSrcFontLockKeywordFace">defun</text:span> <text:span text:style-name="OrgSrcFontLockFunctionNameFace">insert-org-file-header-template</text:span> ()</text:p>
      <text:p text:style-name="OrgSrcBlock"><text:s text:c="2"/>(interactive)</text:p>
      <text:p text:style-name="OrgSrcBlock"><text:s text:c="2"/>(<text:span text:style-name="OrgSrcFontLockKeywordFace">when</text:span> (string= major-mode 'org-mode)</text:p>
      <text:p text:style-name="OrgSrcBlock"><text:s text:c="4"/>(<text:span text:style-name="OrgSrcFontLockKeywordFace">let</text:span> ((title <text:span text:style-name="OrgSrcFontLockStringFace">"#+TITLE:\t\n"</text:span>)</text:p>
      <text:p text:style-name="OrgSrcBlock"><text:s text:c="10"/>(date <text:span text:style-name="OrgSrcFontLockStringFace">"#+DATE: \t\n"</text:span>)</text:p>
      <text:p text:style-name="OrgSrcBlock"><text:s text:c="10"/>(update <text:span text:style-name="OrgSrcFontLockStringFace">"#+UPDATE:\t\n"</text:span>)</text:p>
      <text:p text:style-name="OrgSrcBlock"><text:s text:c="10"/>(author <text:span text:style-name="OrgSrcFontLockStringFace">"#+AUTHOR:\tTakaaki ISHIKAWA &lt;takaxp@ieee.org&gt;\n"</text:span>)</text:p>
      <text:p text:style-name="OrgSrcBlock"><text:s text:c="10"/>(option <text:span text:style-name="OrgSrcFontLockStringFace">"#+OPTIONS:\t\\n:t\n"</text:span>)</text:p>
      <text:p text:style-name="OrgSrcBlock"><text:s text:c="10"/>(other <text:span text:style-name="OrgSrcFontLockStringFace">"\n"</text:span>))</text:p>
      <text:p text:style-name="OrgSrcBlock"><text:s text:c="6"/>(goto-char 0)</text:p>
      <text:p text:style-name="OrgSrcBlock"><text:s text:c="6"/>(<text:span text:style-name="OrgSrcFontLockKeywordFace">save-excursion</text:span></text:p>
      <text:p text:style-name="OrgSrcBlock"><text:s text:c="8"/>(insert title date update author option other))</text:p>
      <text:p text:style-name="OrgSrcBlockLastLine"><text:soft-page-break/><text:s text:c="6"/>(org-end-of-line))))</text:p>
      <text:h text:style-name="Heading_20_2" text:outline-level="2"><text:bookmark text:name="orgheadline9"/><text:bookmark-start text:name="OrgXref.orgheadline9"/>議事録ひな形を書き入れる <text:bookmark-end text:name="OrgXref.orgheadline9"/></text:h>
      <text:p text:style-name="OrgSrcBlock">(<text:span text:style-name="OrgSrcFontLockKeywordFace">defun</text:span> <text:span text:style-name="OrgSrcFontLockFunctionNameFace">insert-minutes-template</text:span> ()</text:p>
      <text:p text:style-name="OrgSrcBlock"><text:s text:c="2"/>(interactive)</text:p>
      <text:p text:style-name="OrgSrcBlock"><text:s text:c="2"/>(<text:span text:style-name="OrgSrcFontLockKeywordFace">when</text:span> (string= major-mode 'org-mode)</text:p>
      <text:p text:style-name="OrgSrcBlock"><text:s text:c="4"/>(<text:span text:style-name="OrgSrcFontLockKeywordFace">let</text:span> ((date <text:span text:style-name="OrgSrcFontLockStringFace">"日時：\n"</text:span>)</text:p>
      <text:p text:style-name="OrgSrcBlock"><text:s text:c="10"/>(place <text:span text:style-name="OrgSrcFontLockStringFace">"場所：\n"</text:span>)</text:p>
      <text:p text:style-name="OrgSrcBlock"><text:s text:c="10"/>(attendance <text:span text:style-name="OrgSrcFontLockStringFace">"出席者：\n"</text:span>)</text:p>
      <text:p text:style-name="OrgSrcBlock"><text:s text:c="10"/>(documents <text:span text:style-name="OrgSrcFontLockStringFace">"資料：\n\n"</text:span>))</text:p>
      <text:p text:style-name="OrgSrcBlock"><text:s text:c="6"/>(<text:span text:style-name="OrgSrcFontLockKeywordFace">save-excursion</text:span></text:p>
      <text:p text:style-name="OrgSrcBlockLastLine"><text:s text:c="8"/>(insert date place attendance documents)))))</text:p>
      <text:h text:style-name="Heading_20_2" text:outline-level="2"><text:bookmark text:name="orgheadline10"/><text:bookmark-start text:name="OrgXref.orgheadline10"/>ランダムの文字列を取得する <text:bookmark-end text:name="OrgXref.orgheadline10"/></text:h>
      <text:p text:style-name="Text_20_body">引数で桁数を渡すと、ランダムな数値の文字列を取得できます。org-mode で適当なタイトルのツリーを生成したい時に使っています。</text:p>
      <text:p text:style-name="OrgSrcBlock">(<text:span text:style-name="OrgSrcFontLockKeywordFace">defun</text:span> <text:span text:style-name="OrgSrcFontLockFunctionNameFace">get-random-string</text:span> (length)</text:p>
      <text:p text:style-name="OrgSrcBlock"><text:s text:c="2"/><text:span text:style-name="OrgSrcFontLockDocFace">"Get a string contain the length digit number with random selection"</text:span></text:p>
      <text:p text:style-name="OrgSrcBlock"><text:s text:c="2"/>(interactive)</text:p>
      <text:p text:style-name="OrgSrcBlock"><text:s text:c="2"/>(random t)</text:p>
      <text:p text:style-name="OrgSrcBlock"><text:s text:c="2"/>(<text:span text:style-name="OrgSrcFontLockKeywordFace">cond</text:span> ((&gt; length 0)</text:p>
      <text:p text:style-name="OrgSrcBlock"><text:s text:c="9"/>(<text:span text:style-name="OrgSrcFontLockKeywordFace">let</text:span></text:p>
      <text:p text:style-name="OrgSrcBlock"><text:s text:c="13"/>((count length)</text:p>
      <text:p text:style-name="OrgSrcBlock"><text:s text:c="14"/>(string nil)</text:p>
      <text:p text:style-name="OrgSrcBlock"><text:s text:c="14"/>(tmp nil))</text:p>
      <text:p text:style-name="OrgSrcBlock"><text:s text:c="11"/>(<text:span text:style-name="OrgSrcFontLockKeywordFace">while</text:span> (&lt; 0 count)</text:p>
      <text:p text:style-name="OrgSrcBlock"><text:s text:c="13"/>(setq count (1- count))</text:p>
      <text:p text:style-name="OrgSrcBlock"><text:s text:c="13"/>(setq tmp string)</text:p>
      <text:p text:style-name="OrgSrcBlock"><text:s text:c="13"/>(setq string</text:p>
      <text:p text:style-name="OrgSrcBlock"><text:s text:c="19"/>(concat tmp (number-to-string (random 10)))))</text:p>
      <text:p text:style-name="OrgSrcBlock"><text:s text:c="11"/>(message <text:span text:style-name="OrgSrcFontLockStringFace">"%s"</text:span> string)))</text:p>
      <text:p text:style-name="OrgSrcBlockLastLine"><text:s text:c="8"/>(t <text:span text:style-name="OrgSrcFontLockStringFace">"0"</text:span>)))</text:p>
      <text:h text:style-name="Heading_20_2" text:outline-level="2"><text:bookmark text:name="orgheadline11"/><text:bookmark-start text:name="OrgXref.orgheadline11"/>Auto-install をセットアップする <text:bookmark-end text:name="OrgXref.orgheadline11"/></text:h>
      <text:p text:style-name="Text_20_body">いつも auto-install を使うわけではないので、必要時に <text:span text:style-name="OrgCode">init-auto-install</text:span> を実行してパラメータを設定してから auto-install でパッケージを取得するようにしています。cask+pallet 環境に移行してからは使っていません。</text:p>
      <text:p text:style-name="OrgSrcBlock">(<text:span text:style-name="OrgSrcFontLockKeywordFace">defun</text:span> <text:span text:style-name="OrgSrcFontLockFunctionNameFace">init-auto-install</text:span> ()</text:p>
      <text:p text:style-name="OrgSrcBlock"><text:s text:c="2"/><text:span text:style-name="OrgSrcFontLockDocFace">"Setup auto-install.el.</text:span></text:p>
      <text:p text:style-name="OrgSrcBlock"><text:span text:style-name="OrgSrcFontLockDocFace">1. Set my:auto-install-batch-list-el-url</text:span></text:p>
      <text:p text:style-name="OrgSrcBlock"><text:span text:style-name="OrgSrcFontLockDocFace">2. M-x init-auto-install</text:span></text:p>
      <text:p text:style-name="OrgSrcBlock"><text:span text:style-name="OrgSrcFontLockDocFace">3. M-x auto-install-batch hoge"</text:span></text:p>
      <text:p text:style-name="OrgSrcBlock"><text:s text:c="2"/>(interactive)</text:p>
      <text:p text:style-name="OrgSrcBlock"><text:s text:c="2"/>(<text:span text:style-name="OrgSrcFontLockKeywordFace">when</text:span> (and (<text:span text:style-name="OrgSrcFontLockKeywordFace">require</text:span> '<text:span text:style-name="OrgSrcFontLockConstantFace">auto-install</text:span> nil t)</text:p>
      <text:p text:style-name="OrgSrcBlock"><text:s text:c="13"/>my:auto-install-batch-list-el-url)</text:p>
      <text:p text:style-name="OrgSrcBlock"><text:s text:c="4"/>(setq auto-install-batch-list-el-url my:auto-install-batch-list-el-url)</text:p>
      <text:p text:style-name="OrgSrcBlock"><text:s text:c="4"/>(setq auto-install-directory default-path)</text:p>
      <text:p text:style-name="OrgSrcBlock"><text:s text:c="4"/>(setq auto-install-wget-command <text:span text:style-name="OrgSrcFontLockStringFace">"/opt/local/bin/wget"</text:span>)</text:p>
      <text:p text:style-name="OrgSrcBlock"><text:s text:c="4"/>(auto-install-update-emacswiki-package-name t)</text:p>
      <text:p text:style-name="OrgSrcBlock"><text:s text:c="4"/><text:span text:style-name="OrgSrcFontLockCommentDelimiterFace">;; </text:span><text:span text:style-name="OrgSrcFontLockCommentFace">compatibility</text:span></text:p>
      <text:p text:style-name="OrgSrcBlockLastLine"><text:s text:c="4"/>(auto-install-compatibility-setup))) <text:span text:style-name="OrgSrcFontLockCommentDelimiterFace">; </text:span><text:span text:style-name="OrgSrcFontLockCommentFace">for install-elisp users</text:span></text:p>
      <text:h text:style-name="Heading_20_2" text:outline-level="2"><text:bookmark text:name="orgheadline13"/><text:bookmark-start text:name="OrgXref.orgheadline13"/><text:soft-page-break/>行頭に" - "を挿入する <text:bookmark-end text:name="OrgXref.orgheadline13"/></text:h>
      <text:p text:style-name="OrgSrcBlock">(<text:span text:style-name="OrgSrcFontLockKeywordFace">defun</text:span> <text:span text:style-name="OrgSrcFontLockFunctionNameFace">add-itemize-head</text:span> (arg)</text:p>
      <text:p text:style-name="OrgSrcBlock"><text:s text:c="2"/><text:span text:style-name="OrgSrcFontLockDocFace">"Insert \" <text:s/>- \" at the head of line.</text:span></text:p>
      <text:p text:style-name="OrgSrcBlock"><text:span text:style-name="OrgSrcFontLockDocFace"><text:s text:c="2"/>If the cursor is already at the head of line, it is NOT returned back to the</text:span></text:p>
      <text:p text:style-name="OrgSrcBlock"><text:span text:style-name="OrgSrcFontLockDocFace"><text:s text:c="2"/>original position again. Otherwise, the cursor is moved to the right of the</text:span></text:p>
      <text:p text:style-name="OrgSrcBlock"><text:span text:style-name="OrgSrcFontLockDocFace"><text:s text:c="2"/>inserted string. \" <text:s/>- [ ] \" will be inserted using C-u prefix."</text:span></text:p>
      <text:p text:style-name="OrgSrcBlock"><text:s text:c="2"/>(interactive <text:span text:style-name="OrgSrcFontLockStringFace">"P"</text:span>)</text:p>
      <text:p text:style-name="OrgSrcBlock"><text:s text:c="2"/>(<text:span text:style-name="OrgSrcFontLockKeywordFace">let</text:span> ((item-string <text:span text:style-name="OrgSrcFontLockStringFace">" <text:s/>- "</text:span>))</text:p>
      <text:p text:style-name="OrgSrcBlock"><text:s text:c="4"/>(<text:span text:style-name="OrgSrcFontLockKeywordFace">when</text:span> arg</text:p>
      <text:p text:style-name="OrgSrcBlock"><text:s text:c="6"/>(setq item-string <text:span text:style-name="OrgSrcFontLockStringFace">" <text:s/>- [ ] "</text:span>))</text:p>
      <text:p text:style-name="OrgSrcBlock"><text:s text:c="4"/>(<text:span text:style-name="OrgSrcFontLockKeywordFace">cond</text:span> ((= (point) (line-beginning-position))</text:p>
      <text:p text:style-name="OrgSrcBlock"><text:s text:c="11"/>(insert item-string))</text:p>
      <text:p text:style-name="OrgSrcBlock"><text:s text:c="10"/>(t (<text:span text:style-name="OrgSrcFontLockKeywordFace">save-excursion</text:span></text:p>
      <text:p text:style-name="OrgSrcBlock"><text:s text:c="15"/>(move-beginning-of-line 1)</text:p>
      <text:p text:style-name="OrgSrcBlockLastLine"><text:s text:c="15"/>(insert item-string))))))</text:p>
      <text:h text:style-name="Heading_20_3" text:outline-level="3"><text:bookmark text:name="orgheadline12"/><text:bookmark-start text:name="OrgXref.orgheadline12"/>キーバインド <text:bookmark-end text:name="OrgXref.orgheadline12"/></text:h>
      <text:p text:style-name="Text_20_body"><text:span text:style-name="OrgCode">C-u C-M--</text:span> とすれば、[ ] を付加できます。</text:p>
      <text:p text:style-name="OrgSrcBlockLastLine">(global-set-key (kbd <text:span text:style-name="OrgSrcFontLockStringFace">"C-M--"</text:span>) 'add-itemize-head)</text:p>
      <text:h text:style-name="Heading_20_2" text:outline-level="2"><text:bookmark text:name="orgheadline15"/><text:bookmark-start text:name="OrgXref.orgheadline15"/>日付などを簡単に挿入する <text:bookmark-end text:name="OrgXref.orgheadline15"/></text:h>
      <text:p text:style-name="Text_20_body"><text:a xlink:type="simple" xlink:href="http://www.fan.gr.jp/~ring/doc/elisp_20/elisp_38.html#SEC608" text:style-name="Internet_20_link" text:visited-style-name="Visited_20_Internet_20_Link">http://www.fan.gr.jp/~ring/doc/elisp_20/elisp_38.html#SEC608</text:a></text:p>
      <text:p text:style-name="OrgSrcBlock">(<text:span text:style-name="OrgSrcFontLockKeywordFace">defun</text:span> <text:span text:style-name="OrgSrcFontLockFunctionNameFace">insert-formatted-current-date</text:span> ()</text:p>
      <text:p text:style-name="OrgSrcBlock"><text:s text:c="2"/><text:span text:style-name="OrgSrcFontLockDocFace">"Insert a timestamp at the cursor position. C-u will add [] brackets."</text:span></text:p>
      <text:p text:style-name="OrgSrcBlock"><text:s text:c="2"/>(interactive)</text:p>
      <text:p text:style-name="OrgSrcBlock"><text:s text:c="2"/>(insert (format-time-string <text:span text:style-name="OrgSrcFontLockStringFace">"%Y-%m-%d"</text:span>)))</text:p>
      <text:p text:style-name="OrgSrcBlock">(<text:span text:style-name="OrgSrcFontLockKeywordFace">defun</text:span> <text:span text:style-name="OrgSrcFontLockFunctionNameFace">insert-formatted-current-time</text:span> ()</text:p>
      <text:p text:style-name="OrgSrcBlock"><text:s text:c="2"/>(interactive)</text:p>
      <text:p text:style-name="OrgSrcBlock"><text:s text:c="2"/>(insert (format-time-string <text:span text:style-name="OrgSrcFontLockStringFace">"%H:%M"</text:span>)))</text:p>
      <text:p text:style-name="OrgSrcBlock">(<text:span text:style-name="OrgSrcFontLockKeywordFace">defun</text:span> <text:span text:style-name="OrgSrcFontLockFunctionNameFace">insert-formatted-signature</text:span> ()</text:p>
      <text:p text:style-name="OrgSrcBlock"><text:s text:c="2"/>(interactive)</text:p>
      <text:p text:style-name="OrgSrcBlock"><text:s text:c="2"/>(insert (concat (format-time-string <text:span text:style-name="OrgSrcFontLockStringFace">"%Y-%m-%d"</text:span>) <text:span text:style-name="OrgSrcFontLockStringFace">" <text:s/>"</text:span> user-full-name</text:p>
      <text:p text:style-name="OrgSrcBlockLastLine"><text:s text:c="18"/><text:span text:style-name="OrgSrcFontLockStringFace">" <text:s/>&lt;"</text:span> user-mail-address <text:span text:style-name="OrgSrcFontLockStringFace">"&gt;"</text:span>)))</text:p>
      <text:p text:style-name="OrgSrcBlock">(<text:span text:style-name="OrgSrcFontLockKeywordFace">defun</text:span> <text:span text:style-name="OrgSrcFontLockFunctionNameFace">insert-formatted-current-date</text:span> (arg)</text:p>
      <text:p text:style-name="OrgSrcBlock"><text:s text:c="2"/><text:span text:style-name="OrgSrcFontLockDocFace">"Insert a timestamp at the cursor position. C-u will add [] brackets."</text:span></text:p>
      <text:p text:style-name="OrgSrcBlock"><text:s text:c="2"/>(interactive <text:span text:style-name="OrgSrcFontLockStringFace">"p"</text:span>)</text:p>
      <text:p text:style-name="OrgSrcBlock"><text:s text:c="2"/>(case arg</text:p>
      <text:p text:style-name="OrgSrcBlock"><text:s text:c="4"/>(4 (<text:span text:style-name="OrgSrcFontLockKeywordFace">if</text:span> (equal major-mode 'org-mode)</text:p>
      <text:p text:style-name="OrgSrcBlock"><text:s text:c="11"/>(org-time-stamp-inactive)</text:p>
      <text:p text:style-name="OrgSrcBlock"><text:s text:c="9"/>(insert (format-time-string <text:span text:style-name="OrgSrcFontLockStringFace">"[%Y-%m-%d]"</text:span>))))</text:p>
      <text:p text:style-name="OrgSrcBlock"><text:s text:c="4"/>(t (insert (format-time-string <text:span text:style-name="OrgSrcFontLockStringFace">"%Y-%m-%d"</text:span>)))))</text:p>
      <text:p text:style-name="OrgSrcBlock">(<text:span text:style-name="OrgSrcFontLockKeywordFace">defun</text:span> <text:span text:style-name="OrgSrcFontLockFunctionNameFace">insert-formatted-current-time</text:span> ()</text:p>
      <text:p text:style-name="OrgSrcBlock"><text:s text:c="2"/>(interactive)</text:p>
      <text:p text:style-name="OrgSrcBlock"><text:s text:c="2"/>(insert (format-time-string <text:span text:style-name="OrgSrcFontLockStringFace">"%H:%M"</text:span>)))</text:p>
      <text:p text:style-name="OrgSrcBlock">(<text:span text:style-name="OrgSrcFontLockKeywordFace">defun</text:span> <text:span text:style-name="OrgSrcFontLockFunctionNameFace">insert-formatted-signature</text:span> ()</text:p>
      <text:p text:style-name="OrgSrcBlock"><text:s text:c="2"/>(interactive)</text:p>
      <text:p text:style-name="OrgSrcBlock"><text:s text:c="2"/>(insert (concat (format-time-string <text:span text:style-name="OrgSrcFontLockStringFace">"%Y-%m-%d"</text:span>) <text:span text:style-name="OrgSrcFontLockStringFace">" <text:s/>"</text:span> user-full-name</text:p>
      <text:p text:style-name="OrgSrcBlockLastLine"><text:s text:c="18"/><text:span text:style-name="OrgSrcFontLockStringFace">" <text:s/>&lt;"</text:span> user-mail-address <text:span text:style-name="OrgSrcFontLockStringFace">"&gt;"</text:span>)))</text:p>
      <text:h text:style-name="Heading_20_3" text:outline-level="3"><text:bookmark text:name="orgheadline14"/><text:bookmark-start text:name="OrgXref.orgheadline14"/>キーバインド <text:bookmark-end text:name="OrgXref.orgheadline14"/></text:h>
      <text:p text:style-name="OrgSrcBlock">(global-set-key (kbd <text:span text:style-name="OrgSrcFontLockStringFace">"C-0"</text:span>) 'insert-formatted-current-date)</text:p>
      <text:p text:style-name="OrgSrcBlockLastLine">(global-set-key (kbd <text:span text:style-name="OrgSrcFontLockStringFace">"C-9"</text:span>) 'insert-formatted-current-time)</text:p>
      <text:h text:style-name="Heading_20_2" text:outline-level="2"><text:bookmark text:name="orgheadline16"/><text:bookmark-start text:name="OrgXref.orgheadline16"/><text:soft-page-break/>XHTMLを利用したガントチャート生成 <text:bookmark-end text:name="OrgXref.orgheadline16"/></text:h>
      <text:p text:style-name="Text_20_body">最近使っていません。</text:p>
      <text:p text:style-name="OrgSrcBlock">(<text:span text:style-name="OrgSrcFontLockKeywordFace">defcustom</text:span> <text:span text:style-name="OrgSrcFontLockVariableNameFace">my:auto-install-batch-list-el-url</text:span> nil</text:p>
      <text:p text:style-name="OrgSrcBlock"><text:s text:c="2"/><text:span text:style-name="OrgSrcFontLockDocFace">"URL of a auto-install-batch-list.el"</text:span></text:p>
      <text:p text:style-name="OrgSrcBlock"><text:s text:c="2"/><text:span text:style-name="OrgSrcFontLockBuiltinFace">:type</text:span> 'string</text:p>
      <text:p text:style-name="OrgSrcBlock"><text:s text:c="2"/><text:span text:style-name="OrgSrcFontLockBuiltinFace">:group</text:span> 'takaxp-utility)</text:p>
      <text:p text:style-name="OrgSrcBlock"/>
      <text:p text:style-name="OrgSrcBlock"><text:span text:style-name="OrgSrcFontLockCommentDelimiterFace">;; </text:span><text:span text:style-name="OrgSrcFontLockCommentFace">Publish an xml file to show a Gantt Chart</text:span></text:p>
      <text:p text:style-name="OrgSrcBlock">(<text:span text:style-name="OrgSrcFontLockKeywordFace">defcustom</text:span> <text:span text:style-name="OrgSrcFontLockVariableNameFace">default-timeline-csv-file</text:span> nil</text:p>
      <text:p text:style-name="OrgSrcBlock"><text:s text:c="2"/><text:span text:style-name="OrgSrcFontLockDocFace">"source.csv"</text:span></text:p>
      <text:p text:style-name="OrgSrcBlock"><text:s text:c="2"/><text:span text:style-name="OrgSrcFontLockBuiltinFace">:type</text:span> 'string</text:p>
      <text:p text:style-name="OrgSrcBlock"><text:s text:c="2"/><text:span text:style-name="OrgSrcFontLockBuiltinFace">:group</text:span> 'takaxp-utility)</text:p>
      <text:p text:style-name="OrgSrcBlock"/>
      <text:p text:style-name="OrgSrcBlock">(<text:span text:style-name="OrgSrcFontLockKeywordFace">defcustom</text:span> <text:span text:style-name="OrgSrcFontLockVariableNameFace">default-timeline-xml-business-file</text:span> nil</text:p>
      <text:p text:style-name="OrgSrcBlock"><text:s text:c="2"/><text:span text:style-name="OrgSrcFontLockDocFace">"XML file for business schedule"</text:span></text:p>
      <text:p text:style-name="OrgSrcBlock"><text:s text:c="2"/><text:span text:style-name="OrgSrcFontLockBuiltinFace">:type</text:span> 'string</text:p>
      <text:p text:style-name="OrgSrcBlock"><text:s text:c="2"/><text:span text:style-name="OrgSrcFontLockBuiltinFace">:group</text:span> 'takaxp-utility)</text:p>
      <text:p text:style-name="OrgSrcBlock"/>
      <text:p text:style-name="OrgSrcBlock">(<text:span text:style-name="OrgSrcFontLockKeywordFace">defcustom</text:span> <text:span text:style-name="OrgSrcFontLockVariableNameFace">default-timeline-xml-private-file</text:span> nil</text:p>
      <text:p text:style-name="OrgSrcBlock"><text:s text:c="2"/><text:span text:style-name="OrgSrcFontLockDocFace">"XML file for private schedule"</text:span></text:p>
      <text:p text:style-name="OrgSrcBlock"><text:s text:c="2"/><text:span text:style-name="OrgSrcFontLockBuiltinFace">:type</text:span> 'string</text:p>
      <text:p text:style-name="OrgSrcBlock"><text:s text:c="2"/><text:span text:style-name="OrgSrcFontLockBuiltinFace">:group</text:span> 'takaxp-utility)</text:p>
      <text:p text:style-name="OrgSrcBlock"/>
      <text:p text:style-name="OrgSrcBlock">(<text:span text:style-name="OrgSrcFontLockKeywordFace">defcustom</text:span> <text:span text:style-name="OrgSrcFontLockVariableNameFace">default-timeline</text:span> nil</text:p>
      <text:p text:style-name="OrgSrcBlock"><text:s text:c="2"/><text:span text:style-name="OrgSrcFontLockDocFace">"a template index.html"</text:span></text:p>
      <text:p text:style-name="OrgSrcBlock"><text:s text:c="2"/><text:span text:style-name="OrgSrcFontLockBuiltinFace">:type</text:span> 'string</text:p>
      <text:p text:style-name="OrgSrcBlock"><text:s text:c="2"/><text:span text:style-name="OrgSrcFontLockBuiltinFace">:group</text:span> 'takaxp-utility)</text:p>
      <text:p text:style-name="OrgSrcBlock"/>
      <text:p text:style-name="OrgSrcBlock">(<text:span text:style-name="OrgSrcFontLockKeywordFace">defun</text:span> <text:span text:style-name="OrgSrcFontLockFunctionNameFace">export-timeline-business</text:span> ()</text:p>
      <text:p text:style-name="OrgSrcBlock"><text:s text:c="2"/><text:span text:style-name="OrgSrcFontLockDocFace">"Export schedule table as an XML source to create an web page"</text:span></text:p>
      <text:p text:style-name="OrgSrcBlock"><text:s text:c="2"/>(interactive)</text:p>
      <text:p text:style-name="OrgSrcBlock"><text:s text:c="2"/>(<text:span text:style-name="OrgSrcFontLockKeywordFace">when</text:span> (and default-timeline</text:p>
      <text:p text:style-name="OrgSrcBlock"><text:s text:c="13"/>(and default-timeline-csv-file</text:p>
      <text:p text:style-name="OrgSrcBlock"><text:s text:c="18"/>default-timeline-xml-business-file))</text:p>
      <text:p text:style-name="OrgSrcBlock"><text:s text:c="4"/>(shell-command-to-string (concat <text:span text:style-name="OrgSrcFontLockStringFace">"rm -f "</text:span> default-timeline-csv-file))</text:p>
      <text:p text:style-name="OrgSrcBlock"><text:s text:c="4"/>(org-table-export default-timeline-csv-file <text:span text:style-name="OrgSrcFontLockStringFace">"orgtbl-to-csv"</text:span>)</text:p>
      <text:p text:style-name="OrgSrcBlock"><text:s text:c="4"/>(shell-command-to-string (concat <text:span text:style-name="OrgSrcFontLockStringFace">"org2gantt.pl &gt; "</text:span></text:p>
      <text:p text:style-name="OrgSrcBlock"><text:s text:c="37"/>default-timeline-xml-business-file))</text:p>
      <text:p text:style-name="OrgSrcBlock"><text:s text:c="4"/>(shell-command-to-string (concat <text:span text:style-name="OrgSrcFontLockStringFace">"open "</text:span> default-timeline))))</text:p>
      <text:p text:style-name="OrgSrcBlock"/>
      <text:p text:style-name="OrgSrcBlock">(<text:span text:style-name="OrgSrcFontLockKeywordFace">defun</text:span> <text:span text:style-name="OrgSrcFontLockFunctionNameFace">export-timeline-private</text:span> ()</text:p>
      <text:p text:style-name="OrgSrcBlock"><text:s text:c="2"/><text:span text:style-name="OrgSrcFontLockDocFace">"Export schedule table as an XML source to create an web page"</text:span></text:p>
      <text:p text:style-name="OrgSrcBlock"><text:s text:c="2"/>(interactive)</text:p>
      <text:p text:style-name="OrgSrcBlock"><text:s text:c="2"/>(<text:span text:style-name="OrgSrcFontLockKeywordFace">when</text:span> (and default-timeline</text:p>
      <text:p text:style-name="OrgSrcBlock"><text:s text:c="13"/>(and default-timeline-csv-file</text:p>
      <text:p text:style-name="OrgSrcBlock"><text:s text:c="18"/>default-timeline-xml-private-file))</text:p>
      <text:p text:style-name="OrgSrcBlock"><text:s text:c="4"/>(shell-command-to-string (concat <text:span text:style-name="OrgSrcFontLockStringFace">"rm -f "</text:span> default-timeline-csv-file))</text:p>
      <text:p text:style-name="OrgSrcBlock"><text:s text:c="4"/>(org-table-export default-timeline-csv-file <text:span text:style-name="OrgSrcFontLockStringFace">"orgtbl-to-csv"</text:span>)</text:p>
      <text:p text:style-name="OrgSrcBlock"><text:s text:c="4"/>(shell-command-to-string (concat <text:span text:style-name="OrgSrcFontLockStringFace">"org2gantt.pl &gt; "</text:span></text:p>
      <text:p text:style-name="OrgSrcBlock"><text:s text:c="37"/>default-timeline-xml-private-file))</text:p>
      <text:p text:style-name="OrgSrcBlockLastLine"><text:s text:c="4"/>(shell-command-to-string (concat <text:span text:style-name="OrgSrcFontLockStringFace">"open "</text:span> default-timeline))))</text:p>
      <text:h text:style-name="Heading_20_2" text:outline-level="2"><text:bookmark text:name="orgheadline17"/><text:bookmark-start text:name="OrgXref.orgheadline17"/>定期実行関数 <text:bookmark-end text:name="OrgXref.orgheadline17"/></text:h>
      <text:p text:style-name="Text_20_body">orgバッファからカレンダーを生成し、外部サーバに投げます。また、MobileOrgに最新情報を流しています。</text:p>
      <text:p text:style-name="OrgSrcBlock"><text:s text:c="2"/>(<text:span text:style-name="OrgSrcFontLockKeywordFace">defvar</text:span> <text:span text:style-name="OrgSrcFontLockVariableNameFace">ox-icalendar-activate</text:span> nil)</text:p>
      <text:p text:style-name="OrgSrcBlock"><text:soft-page-break/><text:s text:c="2"/>(<text:span text:style-name="OrgSrcFontLockKeywordFace">with-eval-after-load</text:span> <text:span text:style-name="OrgSrcFontLockStringFace">"org"</text:span></text:p>
      <text:p text:style-name="OrgSrcBlock"><text:s text:c="4"/>(run-with-idle-timer 600 t</text:p>
      <text:p text:style-name="OrgSrcBlock"><text:s text:c="25"/>'(<text:span text:style-name="OrgSrcFontLockKeywordFace">lambda</text:span> ()</text:p>
      <text:p text:style-name="OrgSrcBlock"><text:s text:c="28"/>(setq ox-icalendar-activate t)))</text:p>
      <text:p text:style-name="OrgSrcBlock"><text:span text:style-name="OrgSrcFontLockCommentDelimiterFace">;; <text:s text:c="3"/></text:span><text:span text:style-name="OrgSrcFontLockCommentFace">(run-with-idle-timer 1000 t 'org-mobile-push)</text:span></text:p>
      <text:p text:style-name="OrgSrcBlock"><text:s text:c="4"/>(add-hook 'focus-out-hook 'reload-ical-export))</text:p>
      <text:p text:style-name="OrgSrcBlock"/>
      <text:p text:style-name="OrgSrcBlock"><text:s text:c="2"/>(<text:span text:style-name="OrgSrcFontLockKeywordFace">defun</text:span> <text:span text:style-name="OrgSrcFontLockFunctionNameFace">reload-ical-export</text:span> ()</text:p>
      <text:p text:style-name="OrgSrcBlock"><text:s text:c="4"/><text:span text:style-name="OrgSrcFontLockDocFace">"Export org files as an iCal format file"</text:span></text:p>
      <text:p text:style-name="OrgSrcBlock"><text:s text:c="4"/>(interactive)</text:p>
      <text:p text:style-name="OrgSrcBlock"><text:s text:c="4"/>(<text:span text:style-name="OrgSrcFontLockKeywordFace">when</text:span> (string= major-mode 'org-mode)</text:p>
      <text:p text:style-name="OrgSrcBlock"><text:s text:c="6"/>(<text:span text:style-name="OrgSrcFontLockKeywordFace">when</text:span> ox-icalendar-activate</text:p>
      <text:p text:style-name="OrgSrcBlock"><text:s text:c="8"/>(setq ox-icalendar-activate nil)</text:p>
      <text:p text:style-name="OrgSrcBlockLastLine"><text:s text:c="8"/>(my:ox-icalendar))))</text:p>
      <text:h text:style-name="Heading_20_2" text:outline-level="2"><text:bookmark text:name="orgheadline18"/><text:bookmark-start text:name="OrgXref.orgheadline18"/>ブラウザの設定 <text:bookmark-end text:name="OrgXref.orgheadline18"/></text:h>
      <text:p text:style-name="OrgSrcBlock"><text:span text:style-name="OrgSrcFontLockCommentDelimiterFace">;; 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 </text:span><text:span text:style-name="OrgSrcFontLockCommentFace">http://www.koders.com/lisp/fidD53E4053393F9CD578FA7D2AA58BD12FDDD8EB89.aspx?s="skim</text:span></text:p>
      <text:p text:style-name="OrgSrcBlock">(eval-after-autoload-if-found</text:p>
      <text:p text:style-name="OrgSrcBlock"><text:s/>'(my:browse-url-chrome) <text:span text:style-name="OrgSrcFontLockStringFace">"browse-url"</text:span> nil t nil</text:p>
      <text:p text:style-name="OrgSrcBlock"><text:s/>'((<text:span text:style-name="OrgSrcFontLockKeywordFace">defun</text:span> <text:span text:style-name="OrgSrcFontLockFunctionNameFace">my:browse-url-chrome</text:span> (url <text:span text:style-name="OrgSrcFontLockTypeFace">&amp;optional</text:span> new-window)</text:p>
      <text:p text:style-name="OrgSrcBlock"><text:s text:c="5"/><text:span text:style-name="OrgSrcFontLockDocFace">"Set default browser to open a URL"</text:span></text:p>
      <text:p text:style-name="OrgSrcBlock"><text:s text:c="5"/>(interactive (browse-url-interactive-arg <text:span text:style-name="OrgSrcFontLockStringFace">"URL: "</text:span>))</text:p>
      <text:p text:style-name="OrgSrcBlock"><text:s text:c="5"/>(start-process <text:span text:style-name="OrgSrcFontLockStringFace">"google-chrome"</text:span> nil <text:span text:style-name="OrgSrcFontLockStringFace">"google-chrome"</text:span> url))</text:p>
      <text:p text:style-name="OrgSrcBlock"><text:s text:c="3"/><text:span text:style-name="OrgSrcFontLockCommentDelimiterFace">;; </text:span><text:span text:style-name="OrgSrcFontLockCommentFace">Open a link with google-chrome for Linux</text:span></text:p>
      <text:p text:style-name="OrgSrcBlock"><text:s text:c="3"/>(<text:span text:style-name="OrgSrcFontLockKeywordFace">when</text:span> (not (eq window-system 'ns))</text:p>
      <text:p text:style-name="OrgSrcBlock"><text:s text:c="5"/>(setq browse-url-browser-function 'browse-url-generic</text:p>
      <text:p text:style-name="OrgSrcBlock"><text:s text:c="11"/>browse-url-generic-program <text:span text:style-name="OrgSrcFontLockStringFace">"google-chrome"</text:span>)</text:p>
      <text:p text:style-name="OrgSrcBlock"><text:s text:c="5"/>)</text:p>
      <text:p text:style-name="OrgSrcBlock"><text:s text:c="3"/>))</text:p>
      <text:p text:style-name="OrgSrcBlock"><text:s text:c="40"/><text:span text:style-name="OrgSrcFontLockCommentDelimiterFace">;</text:span><text:span text:style-name="OrgSrcFontLockCommentFace">(setq browse-url-browser-function 'browse-url-default-macosx-browser)</text:span></text:p>
      <text:p text:style-name="OrgSrcBlock"><text:s text:c="40"/><text:span text:style-name="OrgSrcFontLockCommentDelimiterFace">;</text:span><text:span text:style-name="OrgSrcFontLockCommentFace">(setq browse-url-browser-function 'browse-url-default-windows-browser)</text:span></text:p>
      <text:p text:style-name="OrgSrcBlockLastLine"><text:s text:c="40"/><text:span text:style-name="OrgSrcFontLockCommentDelimiterFace">;</text:span><text:span text:style-name="OrgSrcFontLockCommentFace">(setq browse-url-browser-function 'browse-url-chrome)</text:span></text:p>
      <text:h text:style-name="Heading_20_2" text:outline-level="2"><text:bookmark text:name="orgheadline19"/><text:bookmark-start text:name="OrgXref.orgheadline19"/>ミニバッファに日時を表示 <text:bookmark-end text:name="OrgXref.orgheadline19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takaxp:date</text:span> ()</text:p>
      <text:p text:style-name="OrgSrcBlock"><text:s text:c="2"/>(interactive)</text:p>
      <text:p text:style-name="OrgSrcBlock"><text:s text:c="2"/>(message <text:span text:style-name="OrgSrcFontLockStringFace">"%s"</text:span> (concat</text:p>
      <text:p text:style-name="OrgSrcBlock"><text:s text:c="17"/>(format-time-string <text:span text:style-name="OrgSrcFontLockStringFace">"%Y-%m-%d"</text:span>) <text:span text:style-name="OrgSrcFontLockStringFace">" ("</text:span></text:p>
      <text:p text:style-name="OrgSrcBlock"><text:s text:c="17"/>(format-time-string <text:span text:style-name="OrgSrcFontLockStringFace">"%a"</text:span>) <text:span text:style-name="OrgSrcFontLockStringFace">") "</text:span></text:p>
      <text:p text:style-name="OrgSrcBlock"><text:s text:c="17"/>(format-time-string <text:span text:style-name="OrgSrcFontLockStringFace">"%H:%M"</text:span>))))</text:p>
      <text:p text:style-name="OrgSrcBlockLastLine">(global-set-key (kbd <text:span text:style-name="OrgSrcFontLockStringFace">"C-c t"</text:span>) 'takaxp:date)</text:p>
      <text:h text:style-name="Heading_20_2" text:outline-level="2"><text:bookmark text:name="orgheadline20"/><text:bookmark-start text:name="OrgXref.orgheadline20"/>バックアップファイルの削除 <text:bookmark-end text:name="OrgXref.orgheadline20"/></text:h>
      <text:p text:style-name="OrgSrcBlock"><text:span text:style-name="OrgSrcFontLockCommentDelimiterFace">;; </text:span><text:span text:style-name="OrgSrcFontLockCommentFace">find ~/.emacs.d/backup <text:s/>-type f -name '*15-04-24_*' -print0 | while read -r -d '' file; do echo -n " \"$file\""; done | xargs -0</text:span></text:p>
      <text:p text:style-name="OrgSrcBlock">(<text:span text:style-name="OrgSrcFontLockKeywordFace">defun</text:span> <text:span text:style-name="OrgSrcFontLockFunctionNameFace">recursive-delete-backup-files</text:span> (count)</text:p>
      <text:p text:style-name="OrgSrcBlock"><text:s text:c="2"/>(<text:span text:style-name="OrgSrcFontLockKeywordFace">if</text:span> (= count 1)</text:p>
      <text:p text:style-name="OrgSrcBlock"><text:s text:c="6"/>1</text:p>
      <text:p text:style-name="OrgSrcBlock"><text:soft-page-break/><text:s text:c="4"/>(recursive-delete-backup-files (1- count)))</text:p>
      <text:p text:style-name="OrgSrcBlock"><text:s text:c="2"/>(delete-backup-files count))</text:p>
      <text:p text:style-name="OrgSrcBlock"/>
      <text:p text:style-name="OrgSrcBlock">(<text:span text:style-name="OrgSrcFontLockKeywordFace">defun</text:span> <text:span text:style-name="OrgSrcFontLockFunctionNameFace">delete-backup-files</text:span> (<text:span text:style-name="OrgSrcFontLockTypeFace">&amp;optional</text:span> day-shift)</text:p>
      <text:p text:style-name="OrgSrcBlock"><text:s text:c="2"/><text:span text:style-name="OrgSrcFontLockDocFace">"Delete backup files created in yesterday.</text:span></text:p>
      <text:p text:style-name="OrgSrcBlock"><text:span text:style-name="OrgSrcFontLockDocFace"><text:s text:c="2"/>&gt; find ~/.emacs.d/backup -type f -name '*YY-MM-DD_*' -print0 | xargs -0"</text:span></text:p>
      <text:p text:style-name="OrgSrcBlock"><text:s text:c="2"/>(interactive)</text:p>
      <text:p text:style-name="OrgSrcBlock"><text:s text:c="2"/>(<text:span text:style-name="OrgSrcFontLockKeywordFace">unless</text:span> day-shift</text:p>
      <text:p text:style-name="OrgSrcBlock"><text:s text:c="4"/>(setq day-shift 1))</text:p>
      <text:p text:style-name="OrgSrcBlock"><text:s text:c="2"/>(<text:span text:style-name="OrgSrcFontLockKeywordFace">let*</text:span> ((backup-dir <text:span text:style-name="OrgSrcFontLockStringFace">"~/.emacs.d/backup"</text:span>)</text:p>
      <text:p text:style-name="OrgSrcBlock"><text:s text:c="9"/>(cmd (concat <text:span text:style-name="OrgSrcFontLockStringFace">"find "</text:span> backup-dir <text:span text:style-name="OrgSrcFontLockStringFace">" <text:s/>-type f -name \'*"</text:span></text:p>
      <text:p text:style-name="OrgSrcBlock"><text:s text:c="22"/>(format-time-string </text:p>
      <text:p text:style-name="OrgSrcBlock"><text:s text:c="23"/><text:span text:style-name="OrgSrcFontLockStringFace">"%y-%m-%d_"</text:span></text:p>
      <text:p text:style-name="OrgSrcBlock"><text:s text:c="23"/>(time-subtract (current-time)</text:p>
      <text:p text:style-name="OrgSrcBlock"><text:s text:c="38"/>(seconds-to-time</text:p>
      <text:p text:style-name="OrgSrcBlock"><text:s text:c="39"/>(* day-shift (* 24 3600)))))</text:p>
      <text:p text:style-name="OrgSrcBlock"><text:s text:c="22"/><text:span text:style-name="OrgSrcFontLockStringFace">"*\' -print0 | while read -r -d \'\' file; "</text:span></text:p>
      <text:p text:style-name="OrgSrcBlock"><text:s text:c="22"/><text:span text:style-name="OrgSrcFontLockStringFace">" do echo -n \" \\\"$file\\\"\"; done | xargs -0"</text:span>))</text:p>
      <text:p text:style-name="OrgSrcBlock"><text:s text:c="9"/>(files (shell-command-to-string cmd)))</text:p>
      <text:p text:style-name="OrgSrcBlock"><text:s text:c="2"/><text:span text:style-name="OrgSrcFontLockCommentDelimiterFace">;;; <text:s text:c="5"/></text:span><text:span text:style-name="OrgSrcFontLockCommentFace">(message "%s" cmd)</text:span></text:p>
      <text:p text:style-name="OrgSrcBlock"><text:s text:c="4"/>(<text:span text:style-name="OrgSrcFontLockKeywordFace">unless</text:span> (string= files <text:span text:style-name="OrgSrcFontLockStringFace">""</text:span>)</text:p>
      <text:p text:style-name="OrgSrcBlock"><text:s text:c="6"/>(message <text:span text:style-name="OrgSrcFontLockStringFace">"%s"</text:span> files)</text:p>
      <text:p text:style-name="OrgSrcBlockLastLine"><text:s text:c="6"/>(shell-command-to-string (concat <text:span text:style-name="OrgSrcFontLockStringFace">"rm -r "</text:span> files)))))</text:p>
      <text:h text:style-name="Heading_20_2" text:outline-level="2"><text:bookmark text:name="orgheadline21"/><text:bookmark-start text:name="OrgXref.orgheadline21"/>日中と夜中でテーマを切り替える <text:bookmark-end text:name="OrgXref.orgheadline21"/></text:h>
      <text:p text:style-name="OrgSrcBlock">(<text:span text:style-name="OrgSrcFontLockKeywordFace">defun</text:span> <text:span text:style-name="OrgSrcFontLockFunctionNameFace">my:daylight-theme</text:span> ()</text:p>
      <text:p text:style-name="OrgSrcBlock"><text:s text:c="2"/>(interactive)</text:p>
      <text:p text:style-name="OrgSrcBlock"><text:s text:c="2"/>(<text:span text:style-name="OrgSrcFontLockKeywordFace">when</text:span> (<text:span text:style-name="OrgSrcFontLockKeywordFace">require</text:span> '<text:span text:style-name="OrgSrcFontLockConstantFace">daylight-theme</text:span> nil t)</text:p>
      <text:p text:style-name="OrgSrcBlock"><text:s text:c="4"/>(setq my:cursor-color-ime-on <text:span text:style-name="OrgSrcFontLockStringFace">"</text:span><text:span text:style-name="OrgSrcDefault0069">#91C3FF</text:span><text:span text:style-name="OrgSrcFontLockStringFace">"</text:span>)</text:p>
      <text:p text:style-name="OrgSrcBlock"><text:s text:c="4"/>(load-theme 'daylight t)</text:p>
      <text:p text:style-name="OrgSrcBlock"><text:s text:c="4"/>(reset-font-size)))</text:p>
      <text:p text:style-name="OrgSrcBlock"/>
      <text:p text:style-name="OrgSrcBlock">(<text:span text:style-name="OrgSrcFontLockKeywordFace">defun</text:span> <text:span text:style-name="OrgSrcFontLockFunctionNameFace">my:night-theme</text:span> ()</text:p>
      <text:p text:style-name="OrgSrcBlock"><text:s text:c="2"/>(interactive)</text:p>
      <text:p text:style-name="OrgSrcBlock"><text:s text:c="2"/>(<text:span text:style-name="OrgSrcFontLockKeywordFace">when</text:span> (<text:span text:style-name="OrgSrcFontLockKeywordFace">require</text:span> '<text:span text:style-name="OrgSrcFontLockConstantFace">night-theme</text:span> nil t) <text:span text:style-name="OrgSrcFontLockCommentDelimiterFace">;; </text:span><text:span text:style-name="OrgSrcFontLockCommentFace">atom-one-dark-theme</text:span></text:p>
      <text:p text:style-name="OrgSrcBlock"><text:s text:c="4"/><text:span text:style-name="OrgSrcFontLockCommentDelimiterFace">;; <text:s text:c="3"/></text:span><text:span text:style-name="OrgSrcFontLockCommentFace">(set-face-background 'hl-line "</text:span><text:span text:style-name="OrgSrcDefault0086">#484c5c</text:span><text:span text:style-name="OrgSrcFontLockCommentFace">")</text:span></text:p>
      <text:p text:style-name="OrgSrcBlock"><text:s text:c="4"/>(setq my:cursor-color-ime-on <text:span text:style-name="OrgSrcFontLockStringFace">"</text:span><text:span text:style-name="OrgSrcDefault0087">#8599ff</text:span><text:span text:style-name="OrgSrcFontLockStringFace">"</text:span>)</text:p>
      <text:p text:style-name="OrgSrcBlock"><text:s text:c="4"/>(load-theme 'night t)</text:p>
      <text:p text:style-name="OrgSrcBlockLastLine"><text:s text:c="4"/>(reset-font-size)))</text:p>
      <text:h text:style-name="Heading_20_2" text:outline-level="2"><text:bookmark text:name="orgheadline22"/><text:bookmark-start text:name="OrgXref.orgheadline22"/>その他 <text:bookmark-end text:name="OrgXref.orgheadline22"/></text:h>
      <text:p text:style-name="OrgSrcBlock"><text:s text:c="2"/><text:span text:style-name="OrgSrcFontLockCommentDelimiterFace">;;; </text:span><text:span text:style-name="OrgSrcFontLockCommentFace">Test function from GNU Emacs (O'REILLY, P.328)</text:span></text:p>
      <text:p text:style-name="OrgSrcBlock">(<text:span text:style-name="OrgSrcFontLockKeywordFace">defun</text:span> <text:span text:style-name="OrgSrcFontLockFunctionNameFace">count-words-buffer</text:span> ()</text:p>
      <text:p text:style-name="OrgSrcBlock"><text:s text:c="2"/><text:span text:style-name="OrgSrcFontLockDocFace">"Count the number of words in the current buffer"</text:span></text:p>
      <text:p text:style-name="OrgSrcBlock"><text:s text:c="2"/>(interactive)</text:p>
      <text:p text:style-name="OrgSrcBlock"><text:s text:c="2"/>(<text:span text:style-name="OrgSrcFontLockKeywordFace">save-excursion</text:span></text:p>
      <text:p text:style-name="OrgSrcBlock"><text:s text:c="4"/>(<text:span text:style-name="OrgSrcFontLockKeywordFace">let</text:span> ((count 0))</text:p>
      <text:p text:style-name="OrgSrcBlock"><text:s text:c="6"/>(goto-char (point-min))</text:p>
      <text:p text:style-name="OrgSrcBlock"><text:s text:c="6"/>(<text:span text:style-name="OrgSrcFontLockKeywordFace">while</text:span> (&lt; (point) (point-max))</text:p>
      <text:p text:style-name="OrgSrcBlock"><text:s text:c="8"/>(forward-word 1)</text:p>
      <text:p text:style-name="OrgSrcBlock"><text:s text:c="8"/>(setq count (1+ count)))</text:p>
      <text:p text:style-name="OrgSrcBlock"><text:s text:c="6"/>(message <text:span text:style-name="OrgSrcFontLockStringFace">"buffer contains %d words."</text:span> count))))</text:p>
      <text:p text:style-name="OrgSrcBlock"/>
      <text:p text:style-name="OrgSrcBlock"><text:s text:c="2"/><text:span text:style-name="OrgSrcFontLockCommentDelimiterFace">;;; </text:span><text:span text:style-name="OrgSrcFontLockCommentFace">Test function for AppleScript</text:span></text:p>
      <text:p text:style-name="OrgSrcBlock"><text:s text:c="2"/><text:span text:style-name="OrgSrcFontLockCommentDelimiterFace">;;; </text:span><text:span text:style-name="OrgSrcFontLockCommentFace">Cite: http://sakito.jp/emacs/emacsobjectivec.html</text:span></text:p>
      <text:p text:style-name="OrgSrcBlock">(<text:span text:style-name="OrgSrcFontLockKeywordFace">defun</text:span> <text:span text:style-name="OrgSrcFontLockFunctionNameFace">do-test-applescript</text:span> ()</text:p>
      <text:p text:style-name="OrgSrcBlock"><text:s text:c="2"/>(interactive)</text:p>
      <text:p text:style-name="OrgSrcBlock"><text:soft-page-break/><text:s text:c="2"/>(do-applescript</text:p>
      <text:p text:style-name="OrgSrcBlock"><text:s text:c="3"/>(format</text:p>
      <text:p text:style-name="OrgSrcBlock"><text:s text:c="4"/>(concat</text:p>
      <text:p text:style-name="OrgSrcBlock"><text:s text:c="5"/><text:span text:style-name="OrgSrcFontLockStringFace">"display dialog \"Hello world!\" \r"</text:span>))))</text:p>
      <text:p text:style-name="OrgSrcBlock"/>
      <text:p text:style-name="OrgSrcBlock">(<text:span text:style-name="OrgSrcFontLockKeywordFace">defun</text:span> <text:span text:style-name="OrgSrcFontLockFunctionNameFace">describe-timer</text:span> ()</text:p>
      <text:p text:style-name="OrgSrcBlock"><text:s text:c="2"/><text:span text:style-name="OrgSrcFontLockDocFace">"A modified. see http://masutaka.net/chalow/2009-12-05-1.html"</text:span></text:p>
      <text:p text:style-name="OrgSrcBlock"><text:s text:c="2"/>(interactive)</text:p>
      <text:p text:style-name="OrgSrcBlock"><text:s text:c="2"/>(<text:span text:style-name="OrgSrcFontLockKeywordFace">let</text:span> ((tl timer-list) time</text:p>
      <text:p text:style-name="OrgSrcBlock"><text:s text:c="8"/>(timer nil))</text:p>
      <text:p text:style-name="OrgSrcBlock"><text:s text:c="4"/>(pop-to-buffer (get-buffer-create <text:span text:style-name="OrgSrcFontLockStringFace">"*timer*"</text:span>))</text:p>
      <text:p text:style-name="OrgSrcBlock"><text:s text:c="4"/>(erase-buffer)</text:p>
      <text:p text:style-name="OrgSrcBlock"><text:s text:c="4"/>(insert</text:p>
      <text:p text:style-name="OrgSrcBlock"><text:s text:c="5"/><text:span text:style-name="OrgSrcFontLockStringFace">"TIME <text:s text:c="10"/>FUNCTION\n"</text:span></text:p>
      <text:p text:style-name="OrgSrcBlock"><text:s text:c="5"/><text:span text:style-name="OrgSrcFontLockStringFace">"-------------- ----------------------\n"</text:span>)</text:p>
      <text:p text:style-name="OrgSrcBlock"><text:s text:c="4"/>(<text:span text:style-name="OrgSrcFontLockKeywordFace">while</text:span> tl</text:p>
      <text:p text:style-name="OrgSrcBlock"><text:s text:c="6"/>(setq timer (car tl))</text:p>
      <text:p text:style-name="OrgSrcBlock"><text:s text:c="6"/>(insert</text:p>
      <text:p text:style-name="OrgSrcBlock"><text:s text:c="7"/>(concat</text:p>
      <text:p text:style-name="OrgSrcBlock"><text:s text:c="8"/>(format-time-string <text:span text:style-name="OrgSrcFontLockStringFace">"%m/%d %T"</text:span></text:p>
      <text:p text:style-name="OrgSrcBlock"><text:s text:c="28"/>(list (aref timer 1)</text:p>
      <text:p text:style-name="OrgSrcBlock"><text:s text:c="34"/>(aref timer 2)</text:p>
      <text:p text:style-name="OrgSrcBlock"><text:s text:c="34"/>(aref timer 3)))</text:p>
      <text:p text:style-name="OrgSrcBlock"><text:s text:c="8"/><text:span text:style-name="OrgSrcFontLockStringFace">" "</text:span></text:p>
      <text:p text:style-name="OrgSrcBlock"><text:s text:c="8"/>(symbol-name (aref timer 5))</text:p>
      <text:p text:style-name="OrgSrcBlock"><text:s text:c="8"/><text:span text:style-name="OrgSrcFontLockStringFace">"\n"</text:span>))</text:p>
      <text:p text:style-name="OrgSrcBlockLastLine"><text:s text:c="6"/>(setq tl (cdr tl)))))</text:p>
      <text:h text:style-name="Heading_20_1" text:outline-level="1"><text:bookmark text:name="orgheadline32"/><text:bookmark-start text:name="OrgXref.orgheadline32"/>未設定／テスト中 <text:bookmark-end text:name="OrgXref.orgheadline32"/></text:h>
      <text:h text:style-name="Heading_20_2" text:outline-level="2"><text:bookmark text:name="orgheadline24"/><text:bookmark-start text:name="OrgXref.orgheadline24"/>byte-compile の警告を抑制する <text:bookmark-end text:name="OrgXref.orgheadline24"/></text:h>
      <text:p text:style-name="OrgSrcBlock"><text:span text:style-name="OrgSrcFontLockCommentDelimiterFace">;; </text:span><text:span text:style-name="OrgSrcFontLockCommentFace">Avoid warning (for sense-region)</text:span></text:p>
      <text:p text:style-name="OrgSrcBlock"><text:span text:style-name="OrgSrcFontLockCommentDelimiterFace">;; </text:span><text:span text:style-name="OrgSrcFontLockCommentFace">Warning: 'mapcar' called for effect; use 'mapc' or 'dolist' insted</text:span></text:p>
      <text:p text:style-name="OrgSrcBlock">(setq byte-compile-warnings</text:p>
      <text:p text:style-name="OrgSrcBlock"><text:s text:c="6"/>'(free-vars unresolved callargs redefine obsolete noruntime</text:p>
      <text:p text:style-name="OrgSrcBlockLastLine"><text:s text:c="6"/>cl-functions interactive-only make-local))</text:p>
      <text:h text:style-name="Heading_20_2" text:outline-level="2"><text:bookmark text:name="orgheadline25"/><text:bookmark-start text:name="OrgXref.orgheadline25"/>[window-resizer.el] 分割したウィンドウサイズを変更する <text:bookmark-end text:name="OrgXref.orgheadline25"/></text:h>
      <text:p text:style-name="Text_20_body"><text:a xlink:type="simple" xlink:href="http://d.hatena.ne.jp/khiker/20100119/window_resize" text:style-name="Internet_20_link" text:visited-style-name="Visited_20_Internet_20_Link">http://d.hatena.ne.jp/khiker/20100119/window_resize</text:a></text:p>
      <text:p text:style-name="Text_20_body">以下の警告を参考に書き換えた。</text:p>
      <text:p text:style-name="OrgSrcBlock">In my:window-resizer:</text:p>
      <text:p text:style-name="OrgSrcBlock">utility.el:333:23:Warning: `<text:span text:style-name="OrgSrcFontLockConstantFace">last-command-char</text:span>' is an obsolete variable (as of</text:p>
      <text:p text:style-name="OrgSrcBlockLastLine"><text:s text:c="4"/>Emacs at least 19.34)<text:span text:style-name="OrgSrcFontLockCommentDelimiterFace">; </text:span><text:span text:style-name="OrgSrcFontLockCommentFace">use `</text:span><text:span text:style-name="OrgSrcFontLockConstantFace">last-command-event</text:span><text:span text:style-name="OrgSrcFontLockCommentFace">' 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takaxp:window-resizer</text:span> ()</text:p>
      <text:p text:style-name="OrgSrcBlock"><text:s text:c="2"/><text:span text:style-name="OrgSrcFontLockDocFace">"Control separated window size and position.</text:span></text:p>
      <text:p text:style-name="OrgSrcBlock"><text:span text:style-name="OrgSrcFontLockDocFace"><text:s text:c="3"/>Type {j,k,l,m} to adjust windows size."</text:span></text:p>
      <text:p text:style-name="OrgSrcBlock"><text:s text:c="2"/>(interactive)</text:p>
      <text:p text:style-name="OrgSrcBlock"><text:s text:c="2"/>(<text:span text:style-name="OrgSrcFontLockKeywordFace">let</text:span> ((window-obj (selected-window))</text:p>
      <text:p text:style-name="OrgSrcBlock"><text:s text:c="8"/>(current-width (window-width))</text:p>
      <text:p text:style-name="OrgSrcBlock"><text:s text:c="8"/>(current-height (window-height))</text:p>
      <text:p text:style-name="OrgSrcBlock"><text:s text:c="8"/>(dx (<text:span text:style-name="OrgSrcFontLockKeywordFace">if</text:span> (= (nth 0 (window-edges)) 0) 1</text:p>
      <text:p text:style-name="OrgSrcBlock"><text:s text:c="14"/>-1))</text:p>
      <text:p text:style-name="OrgSrcBlock"><text:s text:c="8"/>(dy (<text:span text:style-name="OrgSrcFontLockKeywordFace">if</text:span> (= (nth 1 (window-edges)) 0) 1</text:p>
      <text:p text:style-name="OrgSrcBlock"><text:soft-page-break/><text:s text:c="14"/>-1))</text:p>
      <text:p text:style-name="OrgSrcBlock"><text:s text:c="8"/>action c)</text:p>
      <text:p text:style-name="OrgSrcBlock"><text:s text:c="4"/>(<text:span text:style-name="OrgSrcFontLockKeywordFace">catch</text:span> '<text:span text:style-name="OrgSrcFontLockConstantFace">end-flag</text:span></text:p>
      <text:p text:style-name="OrgSrcBlock"><text:s text:c="6"/>(<text:span text:style-name="OrgSrcFontLockKeywordFace">while</text:span> t</text:p>
      <text:p text:style-name="OrgSrcBlock"><text:s text:c="8"/>(setq action</text:p>
      <text:p text:style-name="OrgSrcBlock"><text:s text:c="14"/>(read-key-sequence-vector (format <text:span text:style-name="OrgSrcFontLockStringFace">"size[%dx%d]"</text:span></text:p>
      <text:p text:style-name="OrgSrcBlock"><text:s text:c="48"/>(window-width)</text:p>
      <text:p text:style-name="OrgSrcBlock"><text:s text:c="48"/>(window-height))))</text:p>
      <text:p text:style-name="OrgSrcBlock"><text:s text:c="8"/>(setq c (aref action 0))</text:p>
      <text:p text:style-name="OrgSrcBlock"><text:s text:c="8"/>(<text:span text:style-name="OrgSrcFontLockKeywordFace">cond</text:span> ((= c ?l)</text:p>
      <text:p text:style-name="OrgSrcBlock"><text:s text:c="15"/>(enlarge-window-horizontally dx))</text:p>
      <text:p text:style-name="OrgSrcBlock"><text:s text:c="14"/>((= c ?h)</text:p>
      <text:p text:style-name="OrgSrcBlock"><text:s text:c="15"/>(shrink-window-horizontally dx))</text:p>
      <text:p text:style-name="OrgSrcBlock"><text:s text:c="14"/>((= c ?j)</text:p>
      <text:p text:style-name="OrgSrcBlock"><text:s text:c="15"/>(enlarge-window dy))</text:p>
      <text:p text:style-name="OrgSrcBlock"><text:s text:c="14"/>((= c ?k)</text:p>
      <text:p text:style-name="OrgSrcBlock"><text:s text:c="15"/>(shrink-window dy))</text:p>
      <text:p text:style-name="OrgSrcBlock"><text:s text:c="14"/><text:span text:style-name="OrgSrcFontLockCommentDelimiterFace">;; </text:span><text:span text:style-name="OrgSrcFontLockCommentFace">otherwise</text:span></text:p>
      <text:p text:style-name="OrgSrcBlock"><text:s text:c="14"/>(t</text:p>
      <text:p text:style-name="OrgSrcBlock"><text:s text:c="15"/>(<text:span text:style-name="OrgSrcFontLockKeywordFace">let</text:span> ((last-command-event (aref action 0))</text:p>
      <text:p text:style-name="OrgSrcBlock"><text:s text:c="21"/>(command (key-binding action)))</text:p>
      <text:p text:style-name="OrgSrcBlock"><text:s text:c="17"/>(<text:span text:style-name="OrgSrcFontLockKeywordFace">when</text:span> command</text:p>
      <text:p text:style-name="OrgSrcBlock"><text:s text:c="19"/>(call-interactively command)))</text:p>
      <text:p text:style-name="OrgSrcBlock"><text:s text:c="15"/>(message <text:span text:style-name="OrgSrcFontLockStringFace">"Quit"</text:span>)</text:p>
      <text:p text:style-name="OrgSrcBlockLastLine"><text:s text:c="15"/>(<text:span text:style-name="OrgSrcFontLockKeywordFace">throw</text:span> '<text:span text:style-name="OrgSrcFontLockConstantFace">end-flag</text:span> t)))))))</text:p>
      <text:h text:style-name="Heading_20_2" text:outline-level="2"><text:bookmark text:name="orgheadline26"/><text:bookmark-start text:name="OrgXref.orgheadline26"/>[idle-requie] <text:bookmark-end text:name="OrgXref.orgheadline26"/></text:h>
      <text:p text:style-name="OrgSrcBlock">(<text:span text:style-name="OrgSrcFontLockKeywordFace">require</text:span> '<text:span text:style-name="OrgSrcFontLockConstantFace">idle-require</text:span>)</text:p>
      <text:p text:style-name="OrgSrcBlockLastLine">(idle-require-mode 1)</text:p>
      <text:h text:style-name="Heading_20_2" text:outline-level="2"><text:bookmark text:name="orgheadline27"/><text:bookmark-start text:name="OrgXref.orgheadline27"/>[pdf-preview] <text:bookmark-end text:name="OrgXref.orgheadline27"/></text:h>
      <text:p text:style-name="OrgSrcBlockLastLine">(<text:span text:style-name="OrgSrcFontLockKeywordFace">require</text:span> '<text:span text:style-name="OrgSrcFontLockConstantFace">pdf-preview</text:span>)</text:p>
      <text:h text:style-name="Heading_20_2" text:outline-level="2"><text:bookmark text:name="orgheadline28"/><text:bookmark-start text:name="OrgXref.orgheadline28"/>[EasyPG] <text:bookmark-end text:name="OrgXref.orgheadline28"/></text:h>
      <text:p text:style-name="OrgSrcBlock">(<text:span text:style-name="OrgSrcFontLockKeywordFace">when</text:span> (<text:span text:style-name="OrgSrcFontLockKeywordFace">require</text:span> '<text:span text:style-name="OrgSrcFontLockConstantFace">epa-setup</text:span> nil t)</text:p>
      <text:p text:style-name="OrgSrcBlockLastLine"><text:s text:c="2"/>(epa-file-enable))</text:p>
      <text:h text:style-name="Heading_20_2" text:outline-level="2"><text:bookmark text:name="orgheadline29"/><text:bookmark-start text:name="OrgXref.orgheadline29"/>[eblook] <text:bookmark-end text:name="OrgXref.orgheadline29"/></text:h>
      <text:p text:style-name="OrgSrcBlock"><text:span text:style-name="OrgSrcFontLockCommentDelimiterFace">;; </text:span><text:span text:style-name="OrgSrcFontLockCommentFace">eblook</text:span></text:p>
      <text:p text:style-name="OrgSrcBlock">(<text:span text:style-name="OrgSrcFontLockKeywordFace">when</text:span> (<text:span text:style-name="OrgSrcFontLockKeywordFace">require</text:span> '<text:span text:style-name="OrgSrcFontLockConstantFace">eblook</text:span> nil t)</text:p>
      <text:p text:style-name="OrgSrcBlock"><text:s text:c="2"/>(autoload 'edict-search-english <text:span text:style-name="OrgSrcFontLockStringFace">"edic"</text:span></text:p>
      <text:p text:style-name="OrgSrcBlock"><text:s text:c="4"/><text:span text:style-name="OrgSrcFontLockDocFace">"Search for a translation of an English word"</text:span> t)</text:p>
      <text:p text:style-name="OrgSrcBlock"><text:s text:c="2"/>(autoload 'edict-search-kanji <text:span text:style-name="OrgSrcFontLockStringFace">"edict"</text:span></text:p>
      <text:p text:style-name="OrgSrcBlock"><text:s text:c="4"/><text:span text:style-name="OrgSrcFontLockDocFace">"Search for a translation of a Kanji sequence"</text:span> t)</text:p>
      <text:p text:style-name="OrgSrcBlock"><text:s text:c="2"/>(setq *edict-files* '(<text:span text:style-name="OrgSrcFontLockStringFace">"/Users/taka/Dropbox/Dic/LDOCE4"</text:span>))</text:p>
      <text:p text:style-name="OrgSrcBlockLastLine"><text:s text:c="2"/>(setq *edict-files* '(<text:span text:style-name="OrgSrcFontLockStringFace">"/Users/taka/Downloads/edict/edict"</text:span>)))</text:p>
      <text:h text:style-name="Heading_20_2" text:outline-level="2"><text:bookmark text:name="orgheadline30"/><text:bookmark-start text:name="OrgXref.orgheadline30"/>[iBuffer] <text:bookmark-end text:name="OrgXref.orgheadline30"/></text:h>
      <text:p text:style-name="Text_20_body">iBuffer で list-buffers をオーバーライド（C-x C-b で表示）</text:p>
      <text:p text:style-name="OrgSrcBlockLastLine">(<text:span text:style-name="OrgSrcFontLockKeywordFace">defalias</text:span> '<text:span text:style-name="OrgSrcFontLockFunctionNameFace">list-buffers</text:span> 'ibuffer)</text:p>
      <text:h text:style-name="Heading_20_2" text:outline-level="2"><text:bookmark text:name="orgheadline31"/><text:bookmark-start text:name="OrgXref.orgheadline31"/><text:soft-page-break/>キーバインド <text:bookmark-end text:name="OrgXref.orgheadline31"/></text:h>
      <text:p text:style-name="OrgSrcBlock"><text:span text:style-name="OrgSrcFontLockCommentDelimiterFace">;; </text:span><text:span text:style-name="OrgSrcFontLockCommentFace">Multiple combination</text:span></text:p>
      <text:p text:style-name="OrgSrcBlock"><text:span text:style-name="OrgSrcFontLockCommentDelimiterFace">; </text:span><text:span text:style-name="OrgSrcFontLockCommentFace">Editing with a rectangle region</text:span></text:p>
      <text:p text:style-name="OrgSrcBlock">(global-set-key (kbd <text:span text:style-name="OrgSrcFontLockStringFace">"C-x r C-SPC"</text:span>) 'rm-set-mark)</text:p>
      <text:p text:style-name="OrgSrcBlock">(global-set-key (kbd <text:span text:style-name="OrgSrcFontLockStringFace">"C-x r C-x"</text:span>) 'rm-exchange-point-and-mark)</text:p>
      <text:p text:style-name="OrgSrcBlock">(global-set-key (kbd <text:span text:style-name="OrgSrcFontLockStringFace">"C-x r C-w"</text:span>) 'rm-kill-region)</text:p>
      <text:p text:style-name="OrgSrcBlockLastLine">(global-set-key (kbd <text:span text:style-name="OrgSrcFontLockStringFace">"C-x r M-w"</text:span>) 'rm-kill-ring-save)</text:p>
      <text:h text:style-name="Heading_20_1" text:outline-level="1"><text:bookmark text:name="orgheadline33"/><text:bookmark-start text:name="OrgXref.orgheadline33"/>provide <text:bookmark-end text:name="OrgXref.orgheadline33"/></text:h>
      <text:p text:style-name="OrgSrcBlockLastLine">(<text:span text:style-name="OrgSrcFontLockKeywordFace">provide</text:span> '<text:span text:style-name="OrgSrcFontLockConstantFace">utility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gu 2M" svg:font-family="'Migu 2M'"/>
    <style:font-face style:name="Tahoma1" svg:font-family="Tahoma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S PMincho" svg:font-family="'MS PMincho'" style:font-adornments="Regular" style:font-pitch="variable"/>
    <style:font-face style:name="Migu 2M1" svg:font-family="'Migu 2M'" style:font-adornments="Bold" style:font-pitch="variable"/>
    <style:font-face style:name="Migu 2M2" svg:font-family="'Migu 2M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GB" style:letter-kerning="true" style:font-name-asian="Migu 2M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GB" style:letter-kerning="true" style:font-name-asian="Migu 2M" style:font-size-asian="12pt" style:language-asian="ja" style:country-asian="JP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Migu 2M2" style:font-family-asian="'Migu 2M'" style:font-style-name-asian="Regular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loext:contextual-spacing="false"/>
      <style:text-properties fo:font-size="24pt" style:font-name-asian="Migu 2M1" style:font-family-asian="'Migu 2M'" style:font-style-name-asian="Bold" style:font-pitch-asian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MS PMincho" style:font-family-asian="'MS PMincho'" style:font-style-name-asian="Regular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loext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 style:parent-style-name="OrgSrcBlock">
      <style:paragraph-properties fo:margin-top="0in" fo:margin-bottom="0.0827in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loext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ffffff" draw:opacity="100%"/>
      <style:paragraph-properties fo:background-color="#ffffff" fo:padding="0.0193in" fo:border="0.51pt solid #000000" style:shadow="none"/>
      <style:text-properties fo:color="#20202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name-asian="Migu 2M1" style:font-family-asian="'Migu 2M'" style:font-style-name-asian="Bold" style:font-pitch-asian="variable" style:font-size-asian="16pt" style:font-weight-asian="bold" style:font-size-complex="16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Default0087" style:family="text"/>
    <style:style style:name="OrgSrcDefault0086" style:family="text"/>
    <style:style style:name="OrgSrcDefault0069" style:family="text"/>
    <style:style style:name="OrgSrcFontLockWarningFace" style:family="text">
      <style:text-properties fo:color="#ff2600"/>
    </style:style>
    <style:style style:name="OrgSrcFontLockTypeFace" style:family="text">
      <style:text-properties fo:color="#24992c"/>
    </style:style>
    <style:style style:name="OrgSrcFontLockConstantFace" style:family="text">
      <style:text-properties fo:color="#009b9c"/>
    </style:style>
    <style:style style:name="OrgSrcFontLockNegationCharFace" style:family="text">
      <style:text-properties fo:color="#202020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BuiltinFace" style:family="text">
      <style:text-properties fo:color="#5a529c"/>
    </style:style>
    <style:style style:name="OrgSrcFontLockCommentFace" style:family="text">
      <style:text-properties fo:color="#c1352c"/>
    </style:style>
    <style:style style:name="OrgSrcFontLockCommentDelimiterFace" style:family="text">
      <style:text-properties fo:color="#c1352c"/>
    </style:style>
    <style:style style:name="OrgSrcFontLockVariableNameFace" style:family="text">
      <style:text-properties fo:color="#b1653a"/>
    </style:style>
    <style:style style:name="OrgSrcFontLockStringFace" style:family="text">
      <style:text-properties fo:color="#9e3564"/>
    </style:style>
    <style:style style:name="OrgSrcFontLockDocFace" style:family="text">
      <style:text-properties fo:color="#9e3564"/>
    </style:style>
    <style:style style:name="OrgSrcFontLockFunctionNameFace" style:family="text">
      <style:text-properties fo:color="#0432ff"/>
    </style:style>
    <style:style style:name="OrgSrcFontLockKeywordFace" style:family="text">
      <style:text-properties fo:color="#932092"/>
    </style:style>
    <style:style style:name="Bullet_5f_20_5f_Symbols" style:display-name="Bullet_20_Symbols" style:family="text"/>
    <style:style style:name="OrgSrcDefault0085" style:family="text"/>
    <style:style style:name="OrgSrcDefault0084" style:family="text"/>
    <style:style style:name="OrgSrcDefault0083" style:family="text"/>
    <style:style style:name="OrgSrcDefault0082" style:family="text"/>
    <style:style style:name="OrgSrcDefault0081" style:family="text"/>
    <style:style style:name="OrgSrcDefault0080" style:family="text"/>
    <style:style style:name="OrgSrcDefault0079" style:family="text"/>
    <style:style style:name="OrgSrcDefault0078" style:family="text"/>
    <style:style style:name="OrgSrcDefault0077" style:family="text"/>
    <style:style style:name="OrgSrcDefault0076" style:family="text"/>
    <style:style style:name="OrgSrcDefault0075" style:family="text"/>
    <style:style style:name="OrgSrcDefault0074" style:family="text"/>
    <style:style style:name="OrgSrcDefault0073" style:family="text"/>
    <style:style style:name="OrgSrcDefault0072" style:family="text"/>
    <style:style style:name="OrgSrcDefault0071" style:family="text"/>
    <style:style style:name="OrgSrcDefault0070" style:family="text"/>
    <style:style style:name="OrgSrcDefault0068" style:family="text"/>
    <style:style style:name="OrgSrcDefault0067" style:family="text"/>
    <style:style style:name="OrgSrcDefault0066" style:family="text"/>
    <style:style style:name="OrgSrcDefault0065" style:family="text"/>
    <style:style style:name="OrgSrcDefault0064" style:family="text"/>
    <style:style style:name="OrgSrcDefault0063" style:family="text"/>
    <style:style style:name="OrgSrcDefault0062" style:family="text"/>
    <style:style style:name="OrgSrcDefault0061" style:family="text"/>
    <style:style style:name="OrgSrcDefault0060" style:family="text"/>
    <style:style style:name="OrgSrcDefault0059" style:family="text"/>
    <style:style style:name="OrgSrcDefault0058" style:family="text"/>
    <style:style style:name="OrgSrcDefault0057" style:family="text"/>
    <style:style style:name="OrgSrcDefault0056" style:family="text"/>
    <style:style style:name="OrgSrcDefault0055" style:family="text"/>
    <style:style style:name="OrgSrcDefault0054" style:family="text"/>
    <style:style style:name="OrgSrcDefault0053" style:family="text"/>
    <style:style style:name="OrgSrcDefault0052" style:family="text"/>
    <style:style style:name="OrgSrcDefault0051" style:family="text"/>
    <style:style style:name="OrgSrcDefault0050" style:family="text"/>
    <style:style style:name="OrgSrcDefault0049" style:family="text"/>
    <style:style style:name="OrgSrcDefault0048" style:family="text"/>
    <style:style style:name="OrgSrcDefault0047" style:family="text"/>
    <style:style style:name="OrgSrcDefault0046" style:family="text"/>
    <style:style style:name="OrgSrcDefault0045" style:family="text"/>
    <style:style style:name="OrgSrcDefault0044" style:family="text"/>
    <style:style style:name="OrgSrcDefault0043" style:family="text"/>
    <style:style style:name="OrgSrcDefault0042" style:family="text"/>
    <style:style style:name="OrgSrcDefault0041" style:family="text"/>
    <style:style style:name="OrgSrcDefault0040" style:family="text"/>
    <style:style style:name="OrgSrcDefault0039" style:family="text"/>
    <style:style style:name="OrgSrcDefault0038" style:family="text"/>
    <style:style style:name="OrgSrcDefault0037" style:family="text"/>
    <style:style style:name="OrgSrcDefault0036" style:family="text"/>
    <style:style style:name="OrgSrcDefault0035" style:family="text"/>
    <style:style style:name="OrgSrcDefault0034" style:family="text"/>
    <style:style style:name="OrgSrcDefault0033" style:family="text"/>
    <style:style style:name="OrgSrcDefault0032" style:family="text"/>
    <style:style style:name="OrgSrcDefault0031" style:family="text"/>
    <style:style style:name="OrgSrcDefault0030" style:family="text"/>
    <style:style style:name="OrgSrcFontLockPreprocessorFace" style:family="text">
      <style:text-properties fo:color="#5a529c"/>
    </style:style>
    <style:style style:name="OrgSrcDefault0029" style:family="text"/>
    <style:style style:name="OrgSrcDefault0028" style:family="text"/>
    <style:style style:name="OrgSrcDefault0027" style:family="text"/>
    <style:style style:name="OrgSrcDefault0026" style:family="text"/>
    <style:style style:name="OrgSrcDefault0025" style:family="text"/>
    <style:style style:name="OrgSrcDefault0024" style:family="text"/>
    <style:style style:name="OrgSrcDefault0023" style:family="text"/>
    <style:style style:name="OrgSrcDefault0022" style:family="text"/>
    <style:style style:name="OrgSrcDefault0021" style:family="text"/>
    <style:style style:name="OrgSrcDefault0020" style:family="text"/>
    <style:style style:name="OrgSrcDefault0019" style:family="text"/>
    <style:style style:name="OrgSrcDefault0018" style:family="text"/>
    <style:style style:name="OrgSrcDefault0017" style:family="text"/>
    <style:style style:name="OrgSrcDefault0016" style:family="text"/>
    <style:style style:name="OrgSrcDefault0015" style:family="text"/>
    <style:style style:name="OrgSrcDefault0014" style:family="text"/>
    <style:style style:name="OrgSrcDefault0013" style:family="text"/>
    <style:style style:name="OrgSrcDefault0012" style:family="text"/>
    <style:style style:name="OrgSrcDefault0011" style:family="text"/>
    <style:style style:name="OrgSrcDefault0010" style:family="text"/>
    <style:style style:name="OrgSrcDefault0009" style:family="text"/>
    <style:style style:name="OrgSrcDefault0008" style:family="text"/>
    <style:style style:name="OrgSrcDefault0007" style:family="text"/>
    <style:style style:name="OrgSrcDefault0006" style:family="text"/>
    <style:style style:name="OrgSrcDefault0005" style:family="text"/>
    <style:style style:name="OrgSrcDefault0004" style:family="text"/>
    <style:style style:name="OrgSrcDefault0003" style:family="text"/>
    <style:style style:name="OrgSrcDefault0002" style:family="text"/>
    <style:style style:name="OrgSrcDefault0001" style:family="text"/>
    <style:style style:name="OrgSrcDefault0000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kaaki Ishikawa</meta:initial-creator>
    <dc:date>2015-12-06T11:21:18.365961000</dc:date>
    <meta:creation-date>2015-12-06T11:18:24</meta:creation-date>
    <meta:generator>LibreOffice/5.0.3.2$MacOSX_X86_64 LibreOffice_project/e5f16313668ac592c1bfb310f4390624e3dbfb75</meta:generator>
    <meta:keyword/>
    <dc:subject/>
    <dc:title>ユーティリティ関数群</dc:title>
    <meta:editing-duration>PT2M51S</meta:editing-duration>
    <meta:editing-cycles>1</meta:editing-cycles>
    <meta:document-statistic meta:table-count="0" meta:image-count="0" meta:object-count="0" meta:page-count="13" meta:paragraph-count="583" meta:word-count="3155" meta:character-count="21548" meta:non-whitespace-character-count="16676"/>
  </office:meta>
</office:document-meta>
</file>